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7DF00000208A2029E7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00" draw:textarea-horizontal-align="center" draw:textarea-vertical-align="middle"/>
    </style:style>
    <style:style style:name="gr2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solid" svg:stroke-width="0.026cm" svg:stroke-color="#ffffff" draw:stroke-linejoin="round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4" style:family="graphic" style:parent-style-name="standard">
      <style:graphic-properties draw:stroke="solid" svg:stroke-width="0.026cm" svg:stroke-color="#000000" draw:stroke-linejoin="round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5" style:family="graphic" style:parent-style-name="standard" style:list-style-name="L2">
      <style:graphic-properties draw:stroke="solid" svg:stroke-width="0.026cm" svg:stroke-color="#000000" draw:stroke-linejoin="round" draw:fill="solid" draw:fill-color="#000000" draw:textarea-horizontal-align="center" draw:textarea-vertical-align="middle" draw:auto-grow-height="false" fo:padding-top="0.125cm" fo:padding-bottom="0.125cm" fo:padding-left="0.25cm" fo:padding-right="0.25cm" fo:wrap-option="no-wrap" draw:shadow="hidden"/>
    </style:style>
    <style:style style:name="gr1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9" style:family="graphic" style:parent-style-name="standard">
      <style:graphic-properties draw:textarea-horizontal-align="center" draw:textarea-vertical-align="middle"/>
    </style:style>
    <style:style style:name="gr2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21" style:family="graphic" style:parent-style-name="standard" style:list-style-name="L2">
      <style:graphic-properties draw:stroke="solid" svg:stroke-width="0.026cm" svg:stroke-color="#000000" draw:stroke-linejoin="round" draw:fill="solid" draw:fill-color="#000000" draw:textarea-horizontal-align="center" draw:textarea-vertical-align="middle" draw:auto-grow-height="false" fo:padding-top="0.125cm" fo:padding-bottom="0.125cm" fo:padding-left="0.25cm" fo:padding-right="0.25cm" fo:wrap-option="no-wrap" draw:shadow="hidden"/>
    </style:style>
    <style:style style:name="gr2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2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2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2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2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2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2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3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3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3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3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3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35" style:family="graphic" style:parent-style-name="standard" style:list-style-name="L2">
      <style:graphic-properties draw:stroke="solid" svg:stroke-width="0.026cm" svg:stroke-color="#000000" draw:stroke-linejoin="round" draw:fill="solid" draw:fill-color="#000000" draw:textarea-horizontal-align="center" draw:textarea-vertical-align="middle" draw:auto-grow-height="false" fo:padding-top="0.125cm" fo:padding-bottom="0.125cm" fo:padding-left="0.25cm" fo:padding-right="0.25cm" fo:wrap-option="no-wrap" draw:shadow="hidden"/>
    </style:style>
    <style:style style:name="gr3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3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3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3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4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4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4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4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4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4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4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4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48" style:family="graphic" style:parent-style-name="standard" style:list-style-name="L2">
      <style:graphic-properties draw:stroke="solid" svg:stroke-width="0.026cm" svg:stroke-color="#000000" draw:stroke-linejoin="round" draw:fill="solid" draw:fill-color="#000000" draw:textarea-horizontal-align="center" draw:textarea-vertical-align="middle" draw:auto-grow-height="false" fo:padding-top="0.125cm" fo:padding-bottom="0.125cm" fo:padding-left="0.25cm" fo:padding-right="0.25cm" fo:wrap-option="no-wrap" draw:shadow="hidden"/>
    </style:style>
    <style:style style:name="gr4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5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5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5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5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5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5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5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5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5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5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6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61" style:family="graphic" style:parent-style-name="standard" style:list-style-name="L2">
      <style:graphic-properties draw:stroke="solid" svg:stroke-width="0.026cm" svg:stroke-color="#000000" draw:stroke-linejoin="round" draw:fill="solid" draw:fill-color="#000000" draw:textarea-horizontal-align="center" draw:textarea-vertical-align="middle" draw:auto-grow-height="false" fo:padding-top="0.125cm" fo:padding-bottom="0.125cm" fo:padding-left="0.25cm" fo:padding-right="0.25cm" fo:wrap-option="no-wrap" draw:shadow="hidden"/>
    </style:style>
    <style:style style:name="gr6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6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6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6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6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6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6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6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7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7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7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7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74" style:family="graphic" style:parent-style-name="standard" style:list-style-name="L2">
      <style:graphic-properties draw:stroke="solid" svg:stroke-width="0.026cm" svg:stroke-color="#000000" draw:stroke-linejoin="round" draw:fill="solid" draw:fill-color="#000000" draw:textarea-horizontal-align="center" draw:textarea-vertical-align="middle" draw:auto-grow-height="false" fo:padding-top="0.125cm" fo:padding-bottom="0.125cm" fo:padding-left="0.25cm" fo:padding-right="0.25cm" fo:wrap-option="no-wrap" draw:shadow="hidden"/>
    </style:style>
    <style:style style:name="gr7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7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7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7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7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8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8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8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8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8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8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8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87" style:family="graphic" style:parent-style-name="standard" style:list-style-name="L2">
      <style:graphic-properties draw:stroke="solid" svg:stroke-width="0.026cm" svg:stroke-color="#000000" draw:stroke-linejoin="round" draw:fill="solid" draw:fill-color="#000000" draw:textarea-horizontal-align="center" draw:textarea-vertical-align="middle" draw:auto-grow-height="false" fo:padding-top="0.125cm" fo:padding-bottom="0.125cm" fo:padding-left="0.25cm" fo:padding-right="0.25cm" fo:wrap-option="no-wrap" draw:shadow="hidden"/>
    </style:style>
    <style:style style:name="gr8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8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9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9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9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9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9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9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9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9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9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9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00" style:family="graphic" style:parent-style-name="standard" style:list-style-name="L2">
      <style:graphic-properties draw:stroke="solid" svg:stroke-width="0.026cm" svg:stroke-color="#000000" draw:stroke-linejoin="round" draw:fill="solid" draw:fill-color="#000000" draw:textarea-horizontal-align="center" draw:textarea-vertical-align="middle" draw:auto-grow-height="false" fo:padding-top="0.125cm" fo:padding-bottom="0.125cm" fo:padding-left="0.25cm" fo:padding-right="0.25cm" fo:wrap-option="no-wrap" draw:shadow="hidden"/>
    </style:style>
    <style:style style:name="gr10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0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0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0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0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0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0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0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0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13" style:family="graphic" style:parent-style-name="standard" style:list-style-name="L2">
      <style:graphic-properties draw:stroke="solid" svg:stroke-width="0.026cm" svg:stroke-color="#000000" draw:stroke-linejoin="round" draw:fill="solid" draw:fill-color="#000000" draw:textarea-horizontal-align="center" draw:textarea-vertical-align="middle" draw:auto-grow-height="false" fo:padding-top="0.125cm" fo:padding-bottom="0.125cm" fo:padding-left="0.25cm" fo:padding-right="0.25cm" fo:wrap-option="no-wrap" draw:shadow="hidden"/>
    </style:style>
    <style:style style:name="gr1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1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1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1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1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1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2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2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2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2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2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2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26" style:family="graphic" style:parent-style-name="standard" style:list-style-name="L2">
      <style:graphic-properties draw:stroke="solid" svg:stroke-width="0.026cm" svg:stroke-color="#000000" draw:stroke-linejoin="round" draw:fill="solid" draw:fill-color="#000000" draw:textarea-horizontal-align="center" draw:textarea-vertical-align="middle" draw:auto-grow-height="false" fo:padding-top="0.125cm" fo:padding-bottom="0.125cm" fo:padding-left="0.25cm" fo:padding-right="0.25cm" fo:wrap-option="no-wrap" draw:shadow="hidden"/>
    </style:style>
    <style:style style:name="gr12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2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2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3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3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3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3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3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3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3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3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3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39" style:family="graphic" style:parent-style-name="standard" style:list-style-name="L2">
      <style:graphic-properties draw:stroke="solid" svg:stroke-width="0.026cm" svg:stroke-color="#000000" draw:stroke-linejoin="round" draw:fill="solid" draw:fill-color="#000000" draw:textarea-horizontal-align="center" draw:textarea-vertical-align="middle" draw:auto-grow-height="false" fo:padding-top="0.125cm" fo:padding-bottom="0.125cm" fo:padding-left="0.25cm" fo:padding-right="0.25cm" fo:wrap-option="no-wrap" draw:shadow="hidden"/>
    </style:style>
    <style:style style:name="gr14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4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4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4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4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4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4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4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4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4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5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5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52" style:family="graphic" style:parent-style-name="standard" style:list-style-name="L2">
      <style:graphic-properties draw:stroke="solid" svg:stroke-width="0.026cm" svg:stroke-color="#000000" draw:stroke-linejoin="round" draw:fill="solid" draw:fill-color="#000000" draw:textarea-horizontal-align="center" draw:textarea-vertical-align="middle" draw:auto-grow-height="false" fo:padding-top="0.125cm" fo:padding-bottom="0.125cm" fo:padding-left="0.25cm" fo:padding-right="0.25cm" fo:wrap-option="no-wrap" draw:shadow="hidden"/>
    </style:style>
    <style:style style:name="gr15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5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5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5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57" style:family="graphic" style:parent-style-name="standard" style:list-style-name="L2">
      <style:graphic-properties draw:stroke="solid" svg:stroke-width="0.026cm" svg:stroke-color="#000000" draw:stroke-linejoin="round" draw:fill="solid" draw:fill-color="#000000" draw:textarea-horizontal-align="center" draw:textarea-vertical-align="middle" draw:auto-grow-height="false" fo:padding-top="0.125cm" fo:padding-bottom="0.125cm" fo:padding-left="0.25cm" fo:padding-right="0.25cm" fo:wrap-option="no-wrap" draw:shadow="hidden"/>
    </style:style>
    <style:style style:name="gr15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5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6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6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6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6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6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6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6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6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6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6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70" style:family="graphic" style:parent-style-name="standard" style:list-style-name="L2">
      <style:graphic-properties draw:stroke="solid" svg:stroke-width="0.026cm" svg:stroke-color="#000000" draw:stroke-linejoin="round" draw:fill="solid" draw:fill-color="#000000" draw:textarea-horizontal-align="center" draw:textarea-vertical-align="middle" draw:auto-grow-height="false" fo:padding-top="0.125cm" fo:padding-bottom="0.125cm" fo:padding-left="0.25cm" fo:padding-right="0.25cm" fo:wrap-option="no-wrap" draw:shadow="hidden"/>
    </style:style>
    <style:style style:name="gr17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7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7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7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7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7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7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7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7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8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8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8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83" style:family="graphic" style:parent-style-name="standard" style:list-style-name="L2">
      <style:graphic-properties draw:stroke="solid" svg:stroke-width="0.026cm" svg:stroke-color="#000000" draw:stroke-linejoin="round" draw:fill="solid" draw:fill-color="#000000" draw:textarea-horizontal-align="center" draw:textarea-vertical-align="middle" draw:auto-grow-height="false" fo:padding-top="0.125cm" fo:padding-bottom="0.125cm" fo:padding-left="0.25cm" fo:padding-right="0.25cm" fo:wrap-option="no-wrap" draw:shadow="hidden"/>
    </style:style>
    <style:style style:name="gr18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8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8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8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88" style:family="graphic" style:parent-style-name="standard" style:list-style-name="L2">
      <style:graphic-properties draw:stroke="solid" svg:stroke-width="0.026cm" svg:stroke-color="#000000" draw:stroke-linejoin="round" draw:fill="solid" draw:fill-color="#000000" draw:textarea-horizontal-align="center" draw:textarea-vertical-align="middle" draw:auto-grow-height="false" fo:padding-top="0.125cm" fo:padding-bottom="0.125cm" fo:padding-left="0.25cm" fo:padding-right="0.25cm" fo:wrap-option="no-wrap" draw:shadow="hidden"/>
    </style:style>
    <style:style style:name="gr18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9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9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9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93" style:family="graphic" style:parent-style-name="standard" style:list-style-name="L2">
      <style:graphic-properties draw:stroke="solid" svg:stroke-width="0.026cm" svg:stroke-color="#000000" draw:stroke-linejoin="round" draw:fill="solid" draw:fill-color="#000000" draw:textarea-horizontal-align="center" draw:textarea-vertical-align="middle" draw:auto-grow-height="false" fo:padding-top="0.125cm" fo:padding-bottom="0.125cm" fo:padding-left="0.25cm" fo:padding-right="0.25cm" fo:wrap-option="no-wrap" draw:shadow="hidden"/>
    </style:style>
    <style:style style:name="gr19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9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9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line-height="93%" text:enable-numbering="false" fo:text-indent="0cm" style:punctuation-wrap="hanging" style:line-break="strict"/>
    </style:style>
    <style:style style:name="P4" style:family="paragraph">
      <style:paragraph-properties fo:margin-left="0cm" fo:margin-right="0cm" fo:line-height="93%" text:enable-numbering="false" fo:text-indent="0cm" style:punctuation-wrap="hanging" style:line-break="strict" style:writing-mode="lr-tb"/>
    </style:style>
    <style:style style:name="P5" style:family="paragraph">
      <style:paragraph-properties fo:margin-left="0cm" fo:margin-right="0cm" fo:line-height="93%" fo:text-align="start" text:enable-numbering="false" fo:text-indent="0cm" style:punctuation-wrap="hanging" style:line-break="strict">
        <style:tab-stops>
          <style:tab-stop style:position="0cm"/>
          <style:tab-stop style:position="0.75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T1" style:family="text">
      <style:text-properties fo:font-size="8pt" fo:language="en" fo:country="GB" style:font-size-asian="8pt" style:font-size-complex="8pt"/>
    </style:style>
    <style:style style:name="T2" style:family="text">
      <style:text-properties fo:font-size="6pt" fo:language="en" fo:country="GB" fo:font-weight="bold" style:font-size-asian="6pt" style:font-size-complex="6pt"/>
    </style:style>
    <style:style style:name="T3" style:family="text">
      <style:text-properties fo:font-size="6pt" fo:language="en" fo:country="GB" style:font-size-asian="6pt" style:font-size-complex="6pt"/>
    </style:style>
    <style:style style:name="T4" style:family="text">
      <style:text-properties fo:color="#ffffff" fo:font-size="4pt" fo:language="en" fo:country="GB" fo:font-weight="bold" style:font-size-asian="4pt" style:font-size-complex="4pt"/>
    </style:style>
    <style:style style:name="T5" style:family="text">
      <style:text-properties fo:font-size="4pt" fo:language="en" fo:country="GB" style:font-size-asian="4pt" style:font-size-complex="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ircle draw:style-name="gr1" draw:text-style-name="P1" draw:layer="layout" svg:width="0.302cm" svg:height="0.302cm" svg:x="6.449cm" svg:y="4.449cm">
          <text:p/>
        </draw:circle>
        <draw:circle draw:style-name="gr1" draw:text-style-name="P1" draw:layer="layout" svg:width="0.302cm" svg:height="0.302cm" svg:x="5.819cm" svg:y="4.449cm">
          <text:p/>
        </draw:circle>
        <draw:circle draw:style-name="gr1" draw:text-style-name="P1" draw:layer="layout" svg:width="0.302cm" svg:height="0.302cm" svg:x="5.189cm" svg:y="4.449cm">
          <text:p/>
        </draw:circle>
        <draw:circle draw:style-name="gr1" draw:text-style-name="P1" draw:layer="layout" svg:width="0.302cm" svg:height="0.302cm" svg:x="4.559cm" svg:y="4.449cm">
          <text:p/>
        </draw:circle>
        <draw:circle draw:style-name="gr1" draw:text-style-name="P1" draw:layer="layout" svg:width="0.302cm" svg:height="0.302cm" svg:x="3.939cm" svg:y="4.449cm">
          <text:p/>
        </draw:circle>
        <draw:circle draw:style-name="gr1" draw:text-style-name="P1" draw:layer="layout" svg:width="0.302cm" svg:height="0.302cm" svg:x="3.309cm" svg:y="4.449cm">
          <text:p/>
        </draw:circle>
        <draw:circle draw:style-name="gr1" draw:text-style-name="P1" draw:layer="layout" svg:width="0.302cm" svg:height="0.302cm" svg:x="2.679cm" svg:y="4.449cm">
          <text:p/>
        </draw:circle>
        <draw:circle draw:style-name="gr1" draw:text-style-name="P1" draw:layer="layout" svg:width="0.302cm" svg:height="0.302cm" svg:x="2.049cm" svg:y="4.449cm">
          <text:p/>
        </draw:circle>
        <draw:custom-shape draw:style-name="gr2" draw:text-style-name="P2" draw:layer="layout" svg:width="6.6cm" svg:height="4cm" svg:x="1.209cm" svg:y="1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502cm" svg:height="1.204cm" svg:x="6.1cm" svg:y="1.8cm">
          <text:p/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" draw:text-style-name="P2" draw:layer="layout" svg:width="1.76cm" svg:height="0.022cm" svg:x="1.319cm" svg:y="1.57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0.331cm" svg:height="0.022cm" svg:x="3.44cm" svg:y="1.57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0.661cm" svg:height="0.569cm" svg:x="1.87cm" svg:y="3.716cm">
          <text:p text:style-name="P3"><text:span text:style-name="T1">1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" draw:text-style-name="P4" draw:layer="layout" svg:width="0.662cm" svg:height="0.569cm" svg:x="2.499cm" svg:y="3.716cm">
          <text:p text:style-name="P3"><text:span text:style-name="T1">2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" draw:text-style-name="P4" draw:layer="layout" svg:width="0.661cm" svg:height="0.569cm" svg:x="3.13cm" svg:y="3.716cm">
          <text:p text:style-name="P3"><text:span text:style-name="T1">3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" draw:text-style-name="P4" draw:layer="layout" svg:width="0.661cm" svg:height="0.569cm" svg:x="3.76cm" svg:y="3.716cm">
          <text:p text:style-name="P3"><text:span text:style-name="T1">4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" draw:text-style-name="P4" draw:layer="layout" svg:width="0.661cm" svg:height="0.569cm" svg:x="4.38cm" svg:y="3.716cm">
          <text:p text:style-name="P3"><text:span text:style-name="T1">5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" draw:text-style-name="P4" draw:layer="layout" svg:width="0.661cm" svg:height="0.569cm" svg:x="5.01cm" svg:y="3.716cm">
          <text:p text:style-name="P3"><text:span text:style-name="T1">6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" draw:text-style-name="P4" draw:layer="layout" svg:width="0.662cm" svg:height="0.569cm" svg:x="5.639cm" svg:y="3.716cm">
          <text:p text:style-name="P3"><text:span text:style-name="T1">7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" draw:text-style-name="P4" draw:layer="layout" svg:width="0.661cm" svg:height="0.569cm" svg:x="6.27cm" svg:y="3.716cm">
          <text:p text:style-name="P3"><text:span text:style-name="T1">8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4" draw:layer="layout" svg:width="2.47cm" svg:height="0.745cm" svg:x="1.222cm" svg:y="1.9cm">
          <text:p text:style-name="P3"><text:span text:style-name="T2">Binärausgang</text:span></text:p>
          <text:p text:style-name="P5"><text:span text:style-name="T3">250V~</text:span><text:span text:style-name="T3"><text:tab/></text:span><text:span text:style-name="T3">10A</text:span></text:p>
          <text:p text:style-name="P5"><text:span text:style-name="T3">30V=</text:span><text:span text:style-name="T3"><text:tab/></text:span><text:span text:style-name="T3"> <text:s/>2A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2" draw:layer="layout" svg:width="1.001cm" svg:height="0.503cm" svg:x="6.399cm" svg:y="2.5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draw:layer="layout" svg:width="1.507cm" svg:height="0.291cm" draw:transform="rotate (1.5707963267946) translate (6.113cm 3.006cm)">
          <text:p text:style-name="P3"><text:span text:style-name="T4">Phys. Adres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1.001cm" svg:height="0.503cm" svg:x="6.399cm" svg:y="2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1.001cm" svg:height="0.503cm" svg:x="6.399cm" svg:y="1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draw:layer="layout" svg:width="0.974cm" svg:height="0.551cm" svg:x="6.189cm" svg:y="1.388cm">
          <text:p text:style-name="P3"><text:span text:style-name="T5">Bereich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4" draw:layer="layout" svg:width="0.965cm" svg:height="0.432cm" svg:x="6.188cm" svg:y="1.892cm">
          <text:p text:style-name="P3"><text:span text:style-name="T5">Linie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" draw:text-style-name="P4" draw:layer="layout" svg:width="0.965cm" svg:height="0.432cm" svg:x="6.194cm" svg:y="2.39cm">
          <text:p text:style-name="P3"><text:span text:style-name="T5">TLN</text:span></text:p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19" draw:text-style-name="P1" draw:layer="layout" svg:x1="2.2cm" svg:y1="4.5cm" svg:x2="2.2cm" svg:y2="4.699cm">
          <text:p/>
        </draw:line>
        <draw:line draw:style-name="gr19" draw:text-style-name="P1" draw:layer="layout" svg:x1="2.83cm" svg:y1="4.5cm" svg:x2="2.83cm" svg:y2="4.699cm">
          <text:p/>
        </draw:line>
        <draw:line draw:style-name="gr19" draw:text-style-name="P1" draw:layer="layout" svg:x1="3.46cm" svg:y1="4.5cm" svg:x2="3.46cm" svg:y2="4.699cm">
          <text:p/>
        </draw:line>
        <draw:line draw:style-name="gr19" draw:text-style-name="P1" draw:layer="layout" svg:x1="4.09cm" svg:y1="4.5cm" svg:x2="4.09cm" svg:y2="4.699cm">
          <text:p/>
        </draw:line>
        <draw:line draw:style-name="gr19" draw:text-style-name="P1" draw:layer="layout" svg:x1="4.71cm" svg:y1="4.5cm" svg:x2="4.71cm" svg:y2="4.699cm">
          <text:p/>
        </draw:line>
        <draw:line draw:style-name="gr19" draw:text-style-name="P1" draw:layer="layout" svg:x1="5.34cm" svg:y1="4.5cm" svg:x2="5.34cm" svg:y2="4.699cm">
          <text:p/>
        </draw:line>
        <draw:line draw:style-name="gr19" draw:text-style-name="P1" draw:layer="layout" svg:x1="5.97cm" svg:y1="4.5cm" svg:x2="5.97cm" svg:y2="4.699cm">
          <text:p/>
        </draw:line>
        <draw:line draw:style-name="gr19" draw:text-style-name="P1" draw:layer="layout" svg:x1="6.6cm" svg:y1="4.5cm" svg:x2="6.6cm" svg:y2="4.699cm">
          <text:p/>
        </draw:line>
        <draw:line draw:style-name="gr19" draw:text-style-name="P1" draw:layer="layout" svg:x1="2.1cm" svg:y1="4.6cm" svg:x2="2.3cm" svg:y2="4.6cm">
          <text:p/>
        </draw:line>
        <draw:line draw:style-name="gr19" draw:text-style-name="P1" draw:layer="layout" svg:x1="2.73cm" svg:y1="4.6cm" svg:x2="2.93cm" svg:y2="4.6cm">
          <text:p/>
        </draw:line>
        <draw:line draw:style-name="gr19" draw:text-style-name="P1" draw:layer="layout" svg:x1="3.36cm" svg:y1="4.6cm" svg:x2="3.56cm" svg:y2="4.6cm">
          <text:p/>
        </draw:line>
        <draw:line draw:style-name="gr19" draw:text-style-name="P1" draw:layer="layout" svg:x1="3.99cm" svg:y1="4.6cm" svg:x2="4.19cm" svg:y2="4.6cm">
          <text:p/>
        </draw:line>
        <draw:line draw:style-name="gr19" draw:text-style-name="P1" draw:layer="layout" svg:x1="4.61cm" svg:y1="4.6cm" svg:x2="4.81cm" svg:y2="4.6cm">
          <text:p/>
        </draw:line>
        <draw:line draw:style-name="gr19" draw:text-style-name="P1" draw:layer="layout" svg:x1="5.24cm" svg:y1="4.6cm" svg:x2="5.44cm" svg:y2="4.6cm">
          <text:p/>
        </draw:line>
        <draw:line draw:style-name="gr19" draw:text-style-name="P1" draw:layer="layout" svg:x1="6.5cm" svg:y1="4.6cm" svg:x2="6.7cm" svg:y2="4.6cm">
          <text:p/>
        </draw:line>
        <draw:line draw:style-name="gr19" draw:text-style-name="P1" draw:layer="layout" svg:x1="5.87cm" svg:y1="4.6cm" svg:x2="6.07cm" svg:y2="4.6cm">
          <text:p/>
        </draw:line>
        <draw:custom-shape draw:style-name="gr2" draw:text-style-name="P2" draw:layer="layout" svg:width="3cm" svg:height="4cm" svg:x="21.309cm" svg:y="9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502cm" svg:height="1.204cm" svg:x="22.853cm" svg:y="11.138cm">
          <text:p/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" draw:text-style-name="P2" draw:layer="layout" svg:width="1.76cm" svg:height="0.022cm" svg:x="21.419cm" svg:y="9.77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0.331cm" svg:height="0.022cm" svg:x="23.54cm" svg:y="9.77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4" draw:layer="layout" svg:width="2.47cm" svg:height="0.745cm" svg:x="21.322cm" svg:y="10.1cm">
          <text:p text:style-name="P3"><text:span text:style-name="T2">Fingerprint</text:span></text:p>
          <text:p text:style-name="P5"><text:span text:style-name="T3">12V=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2" draw:layer="layout" svg:width="1.001cm" svg:height="0.503cm" svg:x="23.152cm" svg:y="11.83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4" draw:layer="layout" svg:width="1.507cm" svg:height="0.291cm" draw:transform="rotate (1.5707963267946) translate (22.866cm 12.344cm)">
          <text:p text:style-name="P3"><text:span text:style-name="T4">Phys. Adres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1.001cm" svg:height="0.503cm" svg:x="23.152cm" svg:y="11.34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1.001cm" svg:height="0.503cm" svg:x="23.152cm" svg:y="10.83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4" draw:layer="layout" svg:width="0.974cm" svg:height="0.551cm" svg:x="22.942cm" svg:y="10.726cm">
          <text:p text:style-name="P3"><text:span text:style-name="T5">Bereich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" draw:text-style-name="P4" draw:layer="layout" svg:width="0.965cm" svg:height="0.432cm" svg:x="22.941cm" svg:y="11.23cm">
          <text:p text:style-name="P3"><text:span text:style-name="T5">Linie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" draw:text-style-name="P4" draw:layer="layout" svg:width="0.965cm" svg:height="0.432cm" svg:x="22.947cm" svg:y="11.728cm">
          <text:p text:style-name="P3"><text:span text:style-name="T5">TLN</text:span></text:p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25" draw:text-style-name="P1" draw:layer="layout" svg:width="2.108cm" svg:height="0.544cm" svg:x="1.442cm" svg:y="1.453cm">
          <draw:image xlink:href="Pictures/10000201000007DF00000208A2029E7D.png" xlink:type="simple" xlink:show="embed" xlink:actuate="onLoad">
            <text:p/>
          </draw:image>
        </draw:frame>
        <draw:circle draw:style-name="gr1" draw:text-style-name="P1" draw:layer="layout" svg:width="0.302cm" svg:height="0.302cm" svg:x="13.149cm" svg:y="4.449cm">
          <text:p/>
        </draw:circle>
        <draw:circle draw:style-name="gr1" draw:text-style-name="P1" draw:layer="layout" svg:width="0.302cm" svg:height="0.302cm" svg:x="12.519cm" svg:y="4.449cm">
          <text:p/>
        </draw:circle>
        <draw:circle draw:style-name="gr1" draw:text-style-name="P1" draw:layer="layout" svg:width="0.302cm" svg:height="0.302cm" svg:x="11.889cm" svg:y="4.449cm">
          <text:p/>
        </draw:circle>
        <draw:circle draw:style-name="gr1" draw:text-style-name="P1" draw:layer="layout" svg:width="0.302cm" svg:height="0.302cm" svg:x="11.259cm" svg:y="4.449cm">
          <text:p/>
        </draw:circle>
        <draw:circle draw:style-name="gr1" draw:text-style-name="P1" draw:layer="layout" svg:width="0.302cm" svg:height="0.302cm" svg:x="10.639cm" svg:y="4.449cm">
          <text:p/>
        </draw:circle>
        <draw:circle draw:style-name="gr1" draw:text-style-name="P1" draw:layer="layout" svg:width="0.302cm" svg:height="0.302cm" svg:x="10.009cm" svg:y="4.449cm">
          <text:p/>
        </draw:circle>
        <draw:circle draw:style-name="gr1" draw:text-style-name="P1" draw:layer="layout" svg:width="0.302cm" svg:height="0.302cm" svg:x="9.379cm" svg:y="4.449cm">
          <text:p/>
        </draw:circle>
        <draw:circle draw:style-name="gr1" draw:text-style-name="P1" draw:layer="layout" svg:width="0.302cm" svg:height="0.302cm" svg:x="8.749cm" svg:y="4.449cm">
          <text:p/>
        </draw:circle>
        <draw:custom-shape draw:style-name="gr2" draw:text-style-name="P2" draw:layer="layout" svg:width="6.6cm" svg:height="4cm" svg:x="7.909cm" svg:y="1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502cm" svg:height="1.204cm" svg:x="12.8cm" svg:y="1.8cm">
          <text:p/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" draw:text-style-name="P2" draw:layer="layout" svg:width="1.76cm" svg:height="0.022cm" svg:x="8.019cm" svg:y="1.57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0.331cm" svg:height="0.022cm" svg:x="10.14cm" svg:y="1.57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4" draw:layer="layout" svg:width="0.661cm" svg:height="0.569cm" svg:x="8.57cm" svg:y="3.716cm">
          <text:p text:style-name="P3"><text:span text:style-name="T1">1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" draw:text-style-name="P4" draw:layer="layout" svg:width="0.662cm" svg:height="0.569cm" svg:x="9.199cm" svg:y="3.716cm">
          <text:p text:style-name="P3"><text:span text:style-name="T1">2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8" draw:text-style-name="P4" draw:layer="layout" svg:width="0.661cm" svg:height="0.569cm" svg:x="9.83cm" svg:y="3.716cm">
          <text:p text:style-name="P3"><text:span text:style-name="T1">3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" draw:text-style-name="P4" draw:layer="layout" svg:width="0.661cm" svg:height="0.569cm" svg:x="10.46cm" svg:y="3.716cm">
          <text:p text:style-name="P3"><text:span text:style-name="T1">4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" draw:text-style-name="P4" draw:layer="layout" svg:width="0.661cm" svg:height="0.569cm" svg:x="11.08cm" svg:y="3.716cm">
          <text:p text:style-name="P3"><text:span text:style-name="T1">5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" draw:text-style-name="P4" draw:layer="layout" svg:width="0.661cm" svg:height="0.569cm" svg:x="11.71cm" svg:y="3.716cm">
          <text:p text:style-name="P3"><text:span text:style-name="T1">6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" draw:text-style-name="P4" draw:layer="layout" svg:width="0.662cm" svg:height="0.569cm" svg:x="12.339cm" svg:y="3.716cm">
          <text:p text:style-name="P3"><text:span text:style-name="T1">7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" draw:text-style-name="P4" draw:layer="layout" svg:width="0.661cm" svg:height="0.569cm" svg:x="12.97cm" svg:y="3.716cm">
          <text:p text:style-name="P3"><text:span text:style-name="T1">8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" draw:text-style-name="P4" draw:layer="layout" svg:width="2.47cm" svg:height="0.745cm" svg:x="7.922cm" svg:y="1.9cm">
          <text:p text:style-name="P3"><text:span text:style-name="T2">Binärausgang</text:span></text:p>
          <text:p text:style-name="P5"><text:span text:style-name="T3">250V~</text:span><text:span text:style-name="T3"><text:tab/></text:span><text:span text:style-name="T3">10A</text:span></text:p>
          <text:p text:style-name="P5"><text:span text:style-name="T3">30V=</text:span><text:span text:style-name="T3"><text:tab/></text:span><text:span text:style-name="T3"> <text:s/>2A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2" draw:layer="layout" svg:width="1.001cm" svg:height="0.503cm" svg:x="13.099cm" svg:y="2.5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4" draw:layer="layout" svg:width="1.507cm" svg:height="0.291cm" draw:transform="rotate (1.5707963267946) translate (12.813cm 3.006cm)">
          <text:p text:style-name="P3"><text:span text:style-name="T4">Phys. Adres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1.001cm" svg:height="0.503cm" svg:x="13.099cm" svg:y="2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1.001cm" svg:height="0.503cm" svg:x="13.099cm" svg:y="1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4" draw:layer="layout" svg:width="0.974cm" svg:height="0.551cm" svg:x="12.889cm" svg:y="1.388cm">
          <text:p text:style-name="P3"><text:span text:style-name="T5">Bereich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" draw:text-style-name="P4" draw:layer="layout" svg:width="0.965cm" svg:height="0.432cm" svg:x="12.888cm" svg:y="1.892cm">
          <text:p text:style-name="P3"><text:span text:style-name="T5">Linie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" draw:text-style-name="P4" draw:layer="layout" svg:width="0.965cm" svg:height="0.432cm" svg:x="12.894cm" svg:y="2.39cm">
          <text:p text:style-name="P3"><text:span text:style-name="T5">TLN</text:span></text:p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19" draw:text-style-name="P1" draw:layer="layout" svg:x1="8.9cm" svg:y1="4.5cm" svg:x2="8.9cm" svg:y2="4.699cm">
          <text:p/>
        </draw:line>
        <draw:line draw:style-name="gr19" draw:text-style-name="P1" draw:layer="layout" svg:x1="9.53cm" svg:y1="4.5cm" svg:x2="9.53cm" svg:y2="4.699cm">
          <text:p/>
        </draw:line>
        <draw:line draw:style-name="gr19" draw:text-style-name="P1" draw:layer="layout" svg:x1="10.16cm" svg:y1="4.5cm" svg:x2="10.16cm" svg:y2="4.699cm">
          <text:p/>
        </draw:line>
        <draw:line draw:style-name="gr19" draw:text-style-name="P1" draw:layer="layout" svg:x1="10.79cm" svg:y1="4.5cm" svg:x2="10.79cm" svg:y2="4.699cm">
          <text:p/>
        </draw:line>
        <draw:line draw:style-name="gr19" draw:text-style-name="P1" draw:layer="layout" svg:x1="11.41cm" svg:y1="4.5cm" svg:x2="11.41cm" svg:y2="4.699cm">
          <text:p/>
        </draw:line>
        <draw:line draw:style-name="gr19" draw:text-style-name="P1" draw:layer="layout" svg:x1="12.04cm" svg:y1="4.5cm" svg:x2="12.04cm" svg:y2="4.699cm">
          <text:p/>
        </draw:line>
        <draw:line draw:style-name="gr19" draw:text-style-name="P1" draw:layer="layout" svg:x1="12.67cm" svg:y1="4.5cm" svg:x2="12.67cm" svg:y2="4.699cm">
          <text:p/>
        </draw:line>
        <draw:line draw:style-name="gr19" draw:text-style-name="P1" draw:layer="layout" svg:x1="13.3cm" svg:y1="4.5cm" svg:x2="13.3cm" svg:y2="4.699cm">
          <text:p/>
        </draw:line>
        <draw:line draw:style-name="gr19" draw:text-style-name="P1" draw:layer="layout" svg:x1="8.8cm" svg:y1="4.6cm" svg:x2="9cm" svg:y2="4.6cm">
          <text:p/>
        </draw:line>
        <draw:line draw:style-name="gr19" draw:text-style-name="P1" draw:layer="layout" svg:x1="9.43cm" svg:y1="4.6cm" svg:x2="9.63cm" svg:y2="4.6cm">
          <text:p/>
        </draw:line>
        <draw:line draw:style-name="gr19" draw:text-style-name="P1" draw:layer="layout" svg:x1="10.06cm" svg:y1="4.6cm" svg:x2="10.26cm" svg:y2="4.6cm">
          <text:p/>
        </draw:line>
        <draw:line draw:style-name="gr19" draw:text-style-name="P1" draw:layer="layout" svg:x1="10.69cm" svg:y1="4.6cm" svg:x2="10.89cm" svg:y2="4.6cm">
          <text:p/>
        </draw:line>
        <draw:line draw:style-name="gr19" draw:text-style-name="P1" draw:layer="layout" svg:x1="11.31cm" svg:y1="4.6cm" svg:x2="11.51cm" svg:y2="4.6cm">
          <text:p/>
        </draw:line>
        <draw:line draw:style-name="gr19" draw:text-style-name="P1" draw:layer="layout" svg:x1="11.94cm" svg:y1="4.6cm" svg:x2="12.14cm" svg:y2="4.6cm">
          <text:p/>
        </draw:line>
        <draw:line draw:style-name="gr19" draw:text-style-name="P1" draw:layer="layout" svg:x1="13.2cm" svg:y1="4.6cm" svg:x2="13.4cm" svg:y2="4.6cm">
          <text:p/>
        </draw:line>
        <draw:line draw:style-name="gr19" draw:text-style-name="P1" draw:layer="layout" svg:x1="12.57cm" svg:y1="4.6cm" svg:x2="12.77cm" svg:y2="4.6cm">
          <text:p/>
        </draw:line>
        <draw:frame draw:style-name="gr25" draw:text-style-name="P1" draw:layer="layout" svg:width="2.108cm" svg:height="0.544cm" svg:x="8.142cm" svg:y="1.453cm">
          <draw:image xlink:href="Pictures/10000201000007DF00000208A2029E7D.png" xlink:type="simple" xlink:show="embed" xlink:actuate="onLoad">
            <text:p/>
          </draw:image>
        </draw:frame>
        <draw:circle draw:style-name="gr1" draw:text-style-name="P1" draw:layer="layout" svg:width="0.302cm" svg:height="0.302cm" svg:x="6.449cm" svg:y="8.549cm">
          <text:p/>
        </draw:circle>
        <draw:circle draw:style-name="gr1" draw:text-style-name="P1" draw:layer="layout" svg:width="0.302cm" svg:height="0.302cm" svg:x="5.819cm" svg:y="8.549cm">
          <text:p/>
        </draw:circle>
        <draw:circle draw:style-name="gr1" draw:text-style-name="P1" draw:layer="layout" svg:width="0.302cm" svg:height="0.302cm" svg:x="5.189cm" svg:y="8.549cm">
          <text:p/>
        </draw:circle>
        <draw:circle draw:style-name="gr1" draw:text-style-name="P1" draw:layer="layout" svg:width="0.302cm" svg:height="0.302cm" svg:x="4.559cm" svg:y="8.549cm">
          <text:p/>
        </draw:circle>
        <draw:circle draw:style-name="gr1" draw:text-style-name="P1" draw:layer="layout" svg:width="0.302cm" svg:height="0.302cm" svg:x="3.939cm" svg:y="8.549cm">
          <text:p/>
        </draw:circle>
        <draw:circle draw:style-name="gr1" draw:text-style-name="P1" draw:layer="layout" svg:width="0.302cm" svg:height="0.302cm" svg:x="3.309cm" svg:y="8.549cm">
          <text:p/>
        </draw:circle>
        <draw:circle draw:style-name="gr1" draw:text-style-name="P1" draw:layer="layout" svg:width="0.302cm" svg:height="0.302cm" svg:x="2.679cm" svg:y="8.549cm">
          <text:p/>
        </draw:circle>
        <draw:circle draw:style-name="gr1" draw:text-style-name="P1" draw:layer="layout" svg:width="0.302cm" svg:height="0.302cm" svg:x="2.049cm" svg:y="8.549cm">
          <text:p/>
        </draw:circle>
        <draw:custom-shape draw:style-name="gr2" draw:text-style-name="P2" draw:layer="layout" svg:width="6.6cm" svg:height="4cm" svg:x="1.209cm" svg:y="5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502cm" svg:height="1.204cm" svg:x="6.1cm" svg:y="5.9cm">
          <text:p/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" draw:text-style-name="P2" draw:layer="layout" svg:width="1.76cm" svg:height="0.022cm" svg:x="1.319cm" svg:y="5.67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0.331cm" svg:height="0.022cm" svg:x="3.44cm" svg:y="5.67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4" draw:layer="layout" svg:width="0.661cm" svg:height="0.569cm" svg:x="1.87cm" svg:y="7.816cm">
          <text:p text:style-name="P3"><text:span text:style-name="T1">1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" draw:text-style-name="P4" draw:layer="layout" svg:width="0.662cm" svg:height="0.569cm" svg:x="2.499cm" svg:y="7.816cm">
          <text:p text:style-name="P3"><text:span text:style-name="T1">2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" draw:text-style-name="P4" draw:layer="layout" svg:width="0.661cm" svg:height="0.569cm" svg:x="3.13cm" svg:y="7.816cm">
          <text:p text:style-name="P3"><text:span text:style-name="T1">3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2" draw:text-style-name="P4" draw:layer="layout" svg:width="0.661cm" svg:height="0.569cm" svg:x="3.76cm" svg:y="7.816cm">
          <text:p text:style-name="P3"><text:span text:style-name="T1">4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3" draw:text-style-name="P4" draw:layer="layout" svg:width="0.661cm" svg:height="0.569cm" svg:x="4.38cm" svg:y="7.816cm">
          <text:p text:style-name="P3"><text:span text:style-name="T1">5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" draw:text-style-name="P4" draw:layer="layout" svg:width="0.661cm" svg:height="0.569cm" svg:x="5.01cm" svg:y="7.816cm">
          <text:p text:style-name="P3"><text:span text:style-name="T1">6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" draw:text-style-name="P4" draw:layer="layout" svg:width="0.662cm" svg:height="0.569cm" svg:x="5.639cm" svg:y="7.816cm">
          <text:p text:style-name="P3"><text:span text:style-name="T1">7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6" draw:text-style-name="P4" draw:layer="layout" svg:width="0.661cm" svg:height="0.569cm" svg:x="6.27cm" svg:y="7.816cm">
          <text:p text:style-name="P3"><text:span text:style-name="T1">8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" draw:text-style-name="P4" draw:layer="layout" svg:width="2.47cm" svg:height="0.745cm" svg:x="1.222cm" svg:y="6cm">
          <text:p text:style-name="P3"><text:span text:style-name="T2">Binärausgang</text:span></text:p>
          <text:p text:style-name="P5"><text:span text:style-name="T3">250V~</text:span><text:span text:style-name="T3"><text:tab/></text:span><text:span text:style-name="T3">10A</text:span></text:p>
          <text:p text:style-name="P5"><text:span text:style-name="T3">30V=</text:span><text:span text:style-name="T3"><text:tab/></text:span><text:span text:style-name="T3"> <text:s/>2A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2" draw:layer="layout" svg:width="1.001cm" svg:height="0.503cm" svg:x="6.399cm" svg:y="6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" draw:layer="layout" svg:width="1.507cm" svg:height="0.291cm" draw:transform="rotate (1.5707963267946) translate (6.113cm 7.106cm)">
          <text:p text:style-name="P3"><text:span text:style-name="T4">Phys. Adres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1.001cm" svg:height="0.503cm" svg:x="6.399cm" svg:y="6.1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1.001cm" svg:height="0.503cm" svg:x="6.399cm" svg:y="5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" draw:layer="layout" svg:width="0.974cm" svg:height="0.551cm" svg:x="6.189cm" svg:y="5.488cm">
          <text:p text:style-name="P3"><text:span text:style-name="T5">Bereich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0" draw:text-style-name="P4" draw:layer="layout" svg:width="0.965cm" svg:height="0.432cm" svg:x="6.188cm" svg:y="5.992cm">
          <text:p text:style-name="P3"><text:span text:style-name="T5">Linie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" draw:text-style-name="P4" draw:layer="layout" svg:width="0.965cm" svg:height="0.432cm" svg:x="6.194cm" svg:y="6.49cm">
          <text:p text:style-name="P3"><text:span text:style-name="T5">TLN</text:span></text:p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19" draw:text-style-name="P1" draw:layer="layout" svg:x1="2.2cm" svg:y1="8.6cm" svg:x2="2.2cm" svg:y2="8.799cm">
          <text:p/>
        </draw:line>
        <draw:line draw:style-name="gr19" draw:text-style-name="P1" draw:layer="layout" svg:x1="2.83cm" svg:y1="8.6cm" svg:x2="2.83cm" svg:y2="8.799cm">
          <text:p/>
        </draw:line>
        <draw:line draw:style-name="gr19" draw:text-style-name="P1" draw:layer="layout" svg:x1="3.46cm" svg:y1="8.6cm" svg:x2="3.46cm" svg:y2="8.799cm">
          <text:p/>
        </draw:line>
        <draw:line draw:style-name="gr19" draw:text-style-name="P1" draw:layer="layout" svg:x1="4.09cm" svg:y1="8.6cm" svg:x2="4.09cm" svg:y2="8.799cm">
          <text:p/>
        </draw:line>
        <draw:line draw:style-name="gr19" draw:text-style-name="P1" draw:layer="layout" svg:x1="4.71cm" svg:y1="8.6cm" svg:x2="4.71cm" svg:y2="8.799cm">
          <text:p/>
        </draw:line>
        <draw:line draw:style-name="gr19" draw:text-style-name="P1" draw:layer="layout" svg:x1="5.34cm" svg:y1="8.6cm" svg:x2="5.34cm" svg:y2="8.799cm">
          <text:p/>
        </draw:line>
        <draw:line draw:style-name="gr19" draw:text-style-name="P1" draw:layer="layout" svg:x1="5.97cm" svg:y1="8.6cm" svg:x2="5.97cm" svg:y2="8.799cm">
          <text:p/>
        </draw:line>
        <draw:line draw:style-name="gr19" draw:text-style-name="P1" draw:layer="layout" svg:x1="6.6cm" svg:y1="8.6cm" svg:x2="6.6cm" svg:y2="8.799cm">
          <text:p/>
        </draw:line>
        <draw:line draw:style-name="gr19" draw:text-style-name="P1" draw:layer="layout" svg:x1="2.1cm" svg:y1="8.7cm" svg:x2="2.3cm" svg:y2="8.7cm">
          <text:p/>
        </draw:line>
        <draw:line draw:style-name="gr19" draw:text-style-name="P1" draw:layer="layout" svg:x1="2.73cm" svg:y1="8.7cm" svg:x2="2.93cm" svg:y2="8.7cm">
          <text:p/>
        </draw:line>
        <draw:line draw:style-name="gr19" draw:text-style-name="P1" draw:layer="layout" svg:x1="3.36cm" svg:y1="8.7cm" svg:x2="3.56cm" svg:y2="8.7cm">
          <text:p/>
        </draw:line>
        <draw:line draw:style-name="gr19" draw:text-style-name="P1" draw:layer="layout" svg:x1="3.99cm" svg:y1="8.7cm" svg:x2="4.19cm" svg:y2="8.7cm">
          <text:p/>
        </draw:line>
        <draw:line draw:style-name="gr19" draw:text-style-name="P1" draw:layer="layout" svg:x1="4.61cm" svg:y1="8.7cm" svg:x2="4.81cm" svg:y2="8.7cm">
          <text:p/>
        </draw:line>
        <draw:line draw:style-name="gr19" draw:text-style-name="P1" draw:layer="layout" svg:x1="5.24cm" svg:y1="8.7cm" svg:x2="5.44cm" svg:y2="8.7cm">
          <text:p/>
        </draw:line>
        <draw:line draw:style-name="gr19" draw:text-style-name="P1" draw:layer="layout" svg:x1="6.5cm" svg:y1="8.7cm" svg:x2="6.7cm" svg:y2="8.7cm">
          <text:p/>
        </draw:line>
        <draw:line draw:style-name="gr19" draw:text-style-name="P1" draw:layer="layout" svg:x1="5.87cm" svg:y1="8.7cm" svg:x2="6.07cm" svg:y2="8.7cm">
          <text:p/>
        </draw:line>
        <draw:frame draw:style-name="gr25" draw:text-style-name="P1" draw:layer="layout" svg:width="2.108cm" svg:height="0.544cm" svg:x="1.442cm" svg:y="5.553cm">
          <draw:image xlink:href="Pictures/10000201000007DF00000208A2029E7D.png" xlink:type="simple" xlink:show="embed" xlink:actuate="onLoad">
            <text:p/>
          </draw:image>
        </draw:frame>
        <draw:circle draw:style-name="gr1" draw:text-style-name="P1" draw:layer="layout" svg:width="0.302cm" svg:height="0.302cm" svg:x="13.149cm" svg:y="8.549cm">
          <text:p/>
        </draw:circle>
        <draw:circle draw:style-name="gr1" draw:text-style-name="P1" draw:layer="layout" svg:width="0.302cm" svg:height="0.302cm" svg:x="12.519cm" svg:y="8.549cm">
          <text:p/>
        </draw:circle>
        <draw:circle draw:style-name="gr1" draw:text-style-name="P1" draw:layer="layout" svg:width="0.302cm" svg:height="0.302cm" svg:x="11.889cm" svg:y="8.549cm">
          <text:p/>
        </draw:circle>
        <draw:circle draw:style-name="gr1" draw:text-style-name="P1" draw:layer="layout" svg:width="0.302cm" svg:height="0.302cm" svg:x="11.259cm" svg:y="8.549cm">
          <text:p/>
        </draw:circle>
        <draw:circle draw:style-name="gr1" draw:text-style-name="P1" draw:layer="layout" svg:width="0.302cm" svg:height="0.302cm" svg:x="10.639cm" svg:y="8.549cm">
          <text:p/>
        </draw:circle>
        <draw:circle draw:style-name="gr1" draw:text-style-name="P1" draw:layer="layout" svg:width="0.302cm" svg:height="0.302cm" svg:x="10.009cm" svg:y="8.549cm">
          <text:p/>
        </draw:circle>
        <draw:circle draw:style-name="gr1" draw:text-style-name="P1" draw:layer="layout" svg:width="0.302cm" svg:height="0.302cm" svg:x="9.379cm" svg:y="8.549cm">
          <text:p/>
        </draw:circle>
        <draw:circle draw:style-name="gr1" draw:text-style-name="P1" draw:layer="layout" svg:width="0.302cm" svg:height="0.302cm" svg:x="8.749cm" svg:y="8.549cm">
          <text:p/>
        </draw:circle>
        <draw:custom-shape draw:style-name="gr2" draw:text-style-name="P2" draw:layer="layout" svg:width="6.6cm" svg:height="4cm" svg:x="7.909cm" svg:y="5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502cm" svg:height="1.204cm" svg:x="12.8cm" svg:y="5.9cm">
          <text:p/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" draw:text-style-name="P2" draw:layer="layout" svg:width="1.76cm" svg:height="0.022cm" svg:x="8.019cm" svg:y="5.67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0.331cm" svg:height="0.022cm" svg:x="10.14cm" svg:y="5.67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4" draw:layer="layout" svg:width="0.661cm" svg:height="0.569cm" svg:x="8.57cm" svg:y="7.816cm">
          <text:p text:style-name="P3"><text:span text:style-name="T1">1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3" draw:text-style-name="P4" draw:layer="layout" svg:width="0.662cm" svg:height="0.569cm" svg:x="9.199cm" svg:y="7.816cm">
          <text:p text:style-name="P3"><text:span text:style-name="T1">2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4" draw:text-style-name="P4" draw:layer="layout" svg:width="0.661cm" svg:height="0.569cm" svg:x="9.83cm" svg:y="7.816cm">
          <text:p text:style-name="P3"><text:span text:style-name="T1">3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" draw:text-style-name="P4" draw:layer="layout" svg:width="0.661cm" svg:height="0.569cm" svg:x="10.46cm" svg:y="7.816cm">
          <text:p text:style-name="P3"><text:span text:style-name="T1">4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6" draw:text-style-name="P4" draw:layer="layout" svg:width="0.661cm" svg:height="0.569cm" svg:x="11.08cm" svg:y="7.816cm">
          <text:p text:style-name="P3"><text:span text:style-name="T1">5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" draw:text-style-name="P4" draw:layer="layout" svg:width="0.661cm" svg:height="0.569cm" svg:x="11.71cm" svg:y="7.816cm">
          <text:p text:style-name="P3"><text:span text:style-name="T1">6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" draw:text-style-name="P4" draw:layer="layout" svg:width="0.662cm" svg:height="0.569cm" svg:x="12.339cm" svg:y="7.816cm">
          <text:p text:style-name="P3"><text:span text:style-name="T1">7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9" draw:text-style-name="P4" draw:layer="layout" svg:width="0.661cm" svg:height="0.569cm" svg:x="12.97cm" svg:y="7.816cm">
          <text:p text:style-name="P3"><text:span text:style-name="T1">8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0" draw:text-style-name="P4" draw:layer="layout" svg:width="2.47cm" svg:height="0.745cm" svg:x="7.922cm" svg:y="6cm">
          <text:p text:style-name="P3"><text:span text:style-name="T2">Binärausgang</text:span></text:p>
          <text:p text:style-name="P5"><text:span text:style-name="T3">250V~</text:span><text:span text:style-name="T3"><text:tab/></text:span><text:span text:style-name="T3">10A</text:span></text:p>
          <text:p text:style-name="P5"><text:span text:style-name="T3">30V=</text:span><text:span text:style-name="T3"><text:tab/></text:span><text:span text:style-name="T3"> <text:s/>2A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2" draw:layer="layout" svg:width="1.001cm" svg:height="0.503cm" svg:x="13.099cm" svg:y="6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4" draw:layer="layout" svg:width="1.507cm" svg:height="0.291cm" draw:transform="rotate (1.5707963267946) translate (12.813cm 7.106cm)">
          <text:p text:style-name="P3"><text:span text:style-name="T4">Phys. Adres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1.001cm" svg:height="0.503cm" svg:x="13.099cm" svg:y="6.1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1.001cm" svg:height="0.503cm" svg:x="13.099cm" svg:y="5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4" draw:layer="layout" svg:width="0.974cm" svg:height="0.551cm" svg:x="12.889cm" svg:y="5.488cm">
          <text:p text:style-name="P3"><text:span text:style-name="T5">Bereich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3" draw:text-style-name="P4" draw:layer="layout" svg:width="0.965cm" svg:height="0.432cm" svg:x="12.888cm" svg:y="5.992cm">
          <text:p text:style-name="P3"><text:span text:style-name="T5">Linie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4" draw:text-style-name="P4" draw:layer="layout" svg:width="0.965cm" svg:height="0.432cm" svg:x="12.894cm" svg:y="6.49cm">
          <text:p text:style-name="P3"><text:span text:style-name="T5">TLN</text:span></text:p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19" draw:text-style-name="P1" draw:layer="layout" svg:x1="8.9cm" svg:y1="8.6cm" svg:x2="8.9cm" svg:y2="8.799cm">
          <text:p/>
        </draw:line>
        <draw:line draw:style-name="gr19" draw:text-style-name="P1" draw:layer="layout" svg:x1="9.53cm" svg:y1="8.6cm" svg:x2="9.53cm" svg:y2="8.799cm">
          <text:p/>
        </draw:line>
        <draw:line draw:style-name="gr19" draw:text-style-name="P1" draw:layer="layout" svg:x1="10.16cm" svg:y1="8.6cm" svg:x2="10.16cm" svg:y2="8.799cm">
          <text:p/>
        </draw:line>
        <draw:line draw:style-name="gr19" draw:text-style-name="P1" draw:layer="layout" svg:x1="10.79cm" svg:y1="8.6cm" svg:x2="10.79cm" svg:y2="8.799cm">
          <text:p/>
        </draw:line>
        <draw:line draw:style-name="gr19" draw:text-style-name="P1" draw:layer="layout" svg:x1="11.41cm" svg:y1="8.6cm" svg:x2="11.41cm" svg:y2="8.799cm">
          <text:p/>
        </draw:line>
        <draw:line draw:style-name="gr19" draw:text-style-name="P1" draw:layer="layout" svg:x1="12.04cm" svg:y1="8.6cm" svg:x2="12.04cm" svg:y2="8.799cm">
          <text:p/>
        </draw:line>
        <draw:line draw:style-name="gr19" draw:text-style-name="P1" draw:layer="layout" svg:x1="12.67cm" svg:y1="8.6cm" svg:x2="12.67cm" svg:y2="8.799cm">
          <text:p/>
        </draw:line>
        <draw:line draw:style-name="gr19" draw:text-style-name="P1" draw:layer="layout" svg:x1="13.3cm" svg:y1="8.6cm" svg:x2="13.3cm" svg:y2="8.799cm">
          <text:p/>
        </draw:line>
        <draw:line draw:style-name="gr19" draw:text-style-name="P1" draw:layer="layout" svg:x1="8.8cm" svg:y1="8.7cm" svg:x2="9cm" svg:y2="8.7cm">
          <text:p/>
        </draw:line>
        <draw:line draw:style-name="gr19" draw:text-style-name="P1" draw:layer="layout" svg:x1="9.43cm" svg:y1="8.7cm" svg:x2="9.63cm" svg:y2="8.7cm">
          <text:p/>
        </draw:line>
        <draw:line draw:style-name="gr19" draw:text-style-name="P1" draw:layer="layout" svg:x1="10.06cm" svg:y1="8.7cm" svg:x2="10.26cm" svg:y2="8.7cm">
          <text:p/>
        </draw:line>
        <draw:line draw:style-name="gr19" draw:text-style-name="P1" draw:layer="layout" svg:x1="10.69cm" svg:y1="8.7cm" svg:x2="10.89cm" svg:y2="8.7cm">
          <text:p/>
        </draw:line>
        <draw:line draw:style-name="gr19" draw:text-style-name="P1" draw:layer="layout" svg:x1="11.31cm" svg:y1="8.7cm" svg:x2="11.51cm" svg:y2="8.7cm">
          <text:p/>
        </draw:line>
        <draw:line draw:style-name="gr19" draw:text-style-name="P1" draw:layer="layout" svg:x1="11.94cm" svg:y1="8.7cm" svg:x2="12.14cm" svg:y2="8.7cm">
          <text:p/>
        </draw:line>
        <draw:line draw:style-name="gr19" draw:text-style-name="P1" draw:layer="layout" svg:x1="13.2cm" svg:y1="8.7cm" svg:x2="13.4cm" svg:y2="8.7cm">
          <text:p/>
        </draw:line>
        <draw:line draw:style-name="gr19" draw:text-style-name="P1" draw:layer="layout" svg:x1="12.57cm" svg:y1="8.7cm" svg:x2="12.77cm" svg:y2="8.7cm">
          <text:p/>
        </draw:line>
        <draw:frame draw:style-name="gr25" draw:text-style-name="P1" draw:layer="layout" svg:width="2.108cm" svg:height="0.544cm" svg:x="8.142cm" svg:y="5.553cm">
          <draw:image xlink:href="Pictures/10000201000007DF00000208A2029E7D.png" xlink:type="simple" xlink:show="embed" xlink:actuate="onLoad">
            <text:p/>
          </draw:image>
        </draw:frame>
        <draw:circle draw:style-name="gr1" draw:text-style-name="P1" draw:layer="layout" svg:width="0.302cm" svg:height="0.302cm" svg:x="19.849cm" svg:y="4.449cm">
          <text:p/>
        </draw:circle>
        <draw:circle draw:style-name="gr1" draw:text-style-name="P1" draw:layer="layout" svg:width="0.302cm" svg:height="0.302cm" svg:x="19.219cm" svg:y="4.449cm">
          <text:p/>
        </draw:circle>
        <draw:circle draw:style-name="gr1" draw:text-style-name="P1" draw:layer="layout" svg:width="0.302cm" svg:height="0.302cm" svg:x="18.589cm" svg:y="4.449cm">
          <text:p/>
        </draw:circle>
        <draw:circle draw:style-name="gr1" draw:text-style-name="P1" draw:layer="layout" svg:width="0.302cm" svg:height="0.302cm" svg:x="17.959cm" svg:y="4.449cm">
          <text:p/>
        </draw:circle>
        <draw:circle draw:style-name="gr1" draw:text-style-name="P1" draw:layer="layout" svg:width="0.302cm" svg:height="0.302cm" svg:x="17.339cm" svg:y="4.449cm">
          <text:p/>
        </draw:circle>
        <draw:circle draw:style-name="gr1" draw:text-style-name="P1" draw:layer="layout" svg:width="0.302cm" svg:height="0.302cm" svg:x="16.709cm" svg:y="4.449cm">
          <text:p/>
        </draw:circle>
        <draw:circle draw:style-name="gr1" draw:text-style-name="P1" draw:layer="layout" svg:width="0.302cm" svg:height="0.302cm" svg:x="16.079cm" svg:y="4.449cm">
          <text:p/>
        </draw:circle>
        <draw:circle draw:style-name="gr1" draw:text-style-name="P1" draw:layer="layout" svg:width="0.302cm" svg:height="0.302cm" svg:x="15.449cm" svg:y="4.449cm">
          <text:p/>
        </draw:circle>
        <draw:custom-shape draw:style-name="gr2" draw:text-style-name="P2" draw:layer="layout" svg:width="6.6cm" svg:height="4cm" svg:x="14.609cm" svg:y="1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502cm" svg:height="1.204cm" svg:x="19.5cm" svg:y="1.8cm">
          <text:p/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" draw:text-style-name="P2" draw:layer="layout" svg:width="1.76cm" svg:height="0.022cm" svg:x="14.719cm" svg:y="1.57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0.331cm" svg:height="0.022cm" svg:x="16.84cm" svg:y="1.57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4" draw:layer="layout" svg:width="0.661cm" svg:height="0.569cm" svg:x="15.27cm" svg:y="3.716cm">
          <text:p text:style-name="P3"><text:span text:style-name="T1">1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6" draw:text-style-name="P4" draw:layer="layout" svg:width="0.662cm" svg:height="0.569cm" svg:x="15.899cm" svg:y="3.716cm">
          <text:p text:style-name="P3"><text:span text:style-name="T1">2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7" draw:text-style-name="P4" draw:layer="layout" svg:width="0.661cm" svg:height="0.569cm" svg:x="16.53cm" svg:y="3.716cm">
          <text:p text:style-name="P3"><text:span text:style-name="T1">3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8" draw:text-style-name="P4" draw:layer="layout" svg:width="0.661cm" svg:height="0.569cm" svg:x="17.16cm" svg:y="3.716cm">
          <text:p text:style-name="P3"><text:span text:style-name="T1">4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9" draw:text-style-name="P4" draw:layer="layout" svg:width="0.661cm" svg:height="0.569cm" svg:x="17.78cm" svg:y="3.716cm">
          <text:p text:style-name="P3"><text:span text:style-name="T1">5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0" draw:text-style-name="P4" draw:layer="layout" svg:width="0.661cm" svg:height="0.569cm" svg:x="18.41cm" svg:y="3.716cm">
          <text:p text:style-name="P3"><text:span text:style-name="T1">6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1" draw:text-style-name="P4" draw:layer="layout" svg:width="0.662cm" svg:height="0.569cm" svg:x="19.039cm" svg:y="3.716cm">
          <text:p text:style-name="P3"><text:span text:style-name="T1">7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2" draw:text-style-name="P4" draw:layer="layout" svg:width="0.661cm" svg:height="0.569cm" svg:x="19.67cm" svg:y="3.716cm">
          <text:p text:style-name="P3"><text:span text:style-name="T1">8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3" draw:text-style-name="P4" draw:layer="layout" svg:width="2.47cm" svg:height="0.745cm" svg:x="14.622cm" svg:y="1.9cm">
          <text:p text:style-name="P3"><text:span text:style-name="T2">Binärausgang</text:span></text:p>
          <text:p text:style-name="P5"><text:span text:style-name="T3">250V~</text:span><text:span text:style-name="T3"><text:tab/></text:span><text:span text:style-name="T3">10A</text:span></text:p>
          <text:p text:style-name="P5"><text:span text:style-name="T3">30V=</text:span><text:span text:style-name="T3"><text:tab/></text:span><text:span text:style-name="T3"> <text:s/>2A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2" draw:layer="layout" svg:width="1.001cm" svg:height="0.503cm" svg:x="19.799cm" svg:y="2.5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4" draw:layer="layout" svg:width="1.507cm" svg:height="0.291cm" draw:transform="rotate (1.5707963267946) translate (19.513cm 3.006cm)">
          <text:p text:style-name="P3"><text:span text:style-name="T4">Phys. Adres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1.001cm" svg:height="0.503cm" svg:x="19.799cm" svg:y="2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1.001cm" svg:height="0.503cm" svg:x="19.799cm" svg:y="1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" draw:layer="layout" svg:width="0.974cm" svg:height="0.551cm" svg:x="19.589cm" svg:y="1.388cm">
          <text:p text:style-name="P3"><text:span text:style-name="T5">Bereich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6" draw:text-style-name="P4" draw:layer="layout" svg:width="0.965cm" svg:height="0.432cm" svg:x="19.588cm" svg:y="1.892cm">
          <text:p text:style-name="P3"><text:span text:style-name="T5">Linie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7" draw:text-style-name="P4" draw:layer="layout" svg:width="0.965cm" svg:height="0.432cm" svg:x="19.594cm" svg:y="2.39cm">
          <text:p text:style-name="P3"><text:span text:style-name="T5">TLN</text:span></text:p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19" draw:text-style-name="P1" draw:layer="layout" svg:x1="15.6cm" svg:y1="4.5cm" svg:x2="15.6cm" svg:y2="4.699cm">
          <text:p/>
        </draw:line>
        <draw:line draw:style-name="gr19" draw:text-style-name="P1" draw:layer="layout" svg:x1="16.23cm" svg:y1="4.5cm" svg:x2="16.23cm" svg:y2="4.699cm">
          <text:p/>
        </draw:line>
        <draw:line draw:style-name="gr19" draw:text-style-name="P1" draw:layer="layout" svg:x1="16.86cm" svg:y1="4.5cm" svg:x2="16.86cm" svg:y2="4.699cm">
          <text:p/>
        </draw:line>
        <draw:line draw:style-name="gr19" draw:text-style-name="P1" draw:layer="layout" svg:x1="17.49cm" svg:y1="4.5cm" svg:x2="17.49cm" svg:y2="4.699cm">
          <text:p/>
        </draw:line>
        <draw:line draw:style-name="gr19" draw:text-style-name="P1" draw:layer="layout" svg:x1="18.11cm" svg:y1="4.5cm" svg:x2="18.11cm" svg:y2="4.699cm">
          <text:p/>
        </draw:line>
        <draw:line draw:style-name="gr19" draw:text-style-name="P1" draw:layer="layout" svg:x1="18.74cm" svg:y1="4.5cm" svg:x2="18.74cm" svg:y2="4.699cm">
          <text:p/>
        </draw:line>
        <draw:line draw:style-name="gr19" draw:text-style-name="P1" draw:layer="layout" svg:x1="19.37cm" svg:y1="4.5cm" svg:x2="19.37cm" svg:y2="4.699cm">
          <text:p/>
        </draw:line>
        <draw:line draw:style-name="gr19" draw:text-style-name="P1" draw:layer="layout" svg:x1="20cm" svg:y1="4.5cm" svg:x2="20cm" svg:y2="4.699cm">
          <text:p/>
        </draw:line>
        <draw:line draw:style-name="gr19" draw:text-style-name="P1" draw:layer="layout" svg:x1="15.5cm" svg:y1="4.6cm" svg:x2="15.7cm" svg:y2="4.6cm">
          <text:p/>
        </draw:line>
        <draw:line draw:style-name="gr19" draw:text-style-name="P1" draw:layer="layout" svg:x1="16.13cm" svg:y1="4.6cm" svg:x2="16.33cm" svg:y2="4.6cm">
          <text:p/>
        </draw:line>
        <draw:line draw:style-name="gr19" draw:text-style-name="P1" draw:layer="layout" svg:x1="16.76cm" svg:y1="4.6cm" svg:x2="16.96cm" svg:y2="4.6cm">
          <text:p/>
        </draw:line>
        <draw:line draw:style-name="gr19" draw:text-style-name="P1" draw:layer="layout" svg:x1="17.39cm" svg:y1="4.6cm" svg:x2="17.59cm" svg:y2="4.6cm">
          <text:p/>
        </draw:line>
        <draw:line draw:style-name="gr19" draw:text-style-name="P1" draw:layer="layout" svg:x1="18.01cm" svg:y1="4.6cm" svg:x2="18.21cm" svg:y2="4.6cm">
          <text:p/>
        </draw:line>
        <draw:line draw:style-name="gr19" draw:text-style-name="P1" draw:layer="layout" svg:x1="18.64cm" svg:y1="4.6cm" svg:x2="18.84cm" svg:y2="4.6cm">
          <text:p/>
        </draw:line>
        <draw:line draw:style-name="gr19" draw:text-style-name="P1" draw:layer="layout" svg:x1="19.9cm" svg:y1="4.6cm" svg:x2="20.1cm" svg:y2="4.6cm">
          <text:p/>
        </draw:line>
        <draw:line draw:style-name="gr19" draw:text-style-name="P1" draw:layer="layout" svg:x1="19.27cm" svg:y1="4.6cm" svg:x2="19.47cm" svg:y2="4.6cm">
          <text:p/>
        </draw:line>
        <draw:frame draw:style-name="gr25" draw:text-style-name="P1" draw:layer="layout" svg:width="2.108cm" svg:height="0.544cm" svg:x="14.842cm" svg:y="1.453cm">
          <draw:image xlink:href="Pictures/10000201000007DF00000208A2029E7D.png" xlink:type="simple" xlink:show="embed" xlink:actuate="onLoad">
            <text:p/>
          </draw:image>
        </draw:frame>
        <draw:circle draw:style-name="gr1" draw:text-style-name="P1" draw:layer="layout" svg:width="0.302cm" svg:height="0.302cm" svg:x="26.549cm" svg:y="4.449cm">
          <text:p/>
        </draw:circle>
        <draw:circle draw:style-name="gr1" draw:text-style-name="P1" draw:layer="layout" svg:width="0.302cm" svg:height="0.302cm" svg:x="25.919cm" svg:y="4.449cm">
          <text:p/>
        </draw:circle>
        <draw:circle draw:style-name="gr1" draw:text-style-name="P1" draw:layer="layout" svg:width="0.302cm" svg:height="0.302cm" svg:x="25.289cm" svg:y="4.449cm">
          <text:p/>
        </draw:circle>
        <draw:circle draw:style-name="gr1" draw:text-style-name="P1" draw:layer="layout" svg:width="0.302cm" svg:height="0.302cm" svg:x="24.659cm" svg:y="4.449cm">
          <text:p/>
        </draw:circle>
        <draw:circle draw:style-name="gr1" draw:text-style-name="P1" draw:layer="layout" svg:width="0.302cm" svg:height="0.302cm" svg:x="24.039cm" svg:y="4.449cm">
          <text:p/>
        </draw:circle>
        <draw:circle draw:style-name="gr1" draw:text-style-name="P1" draw:layer="layout" svg:width="0.302cm" svg:height="0.302cm" svg:x="23.409cm" svg:y="4.449cm">
          <text:p/>
        </draw:circle>
        <draw:circle draw:style-name="gr1" draw:text-style-name="P1" draw:layer="layout" svg:width="0.302cm" svg:height="0.302cm" svg:x="22.779cm" svg:y="4.449cm">
          <text:p/>
        </draw:circle>
        <draw:circle draw:style-name="gr1" draw:text-style-name="P1" draw:layer="layout" svg:width="0.302cm" svg:height="0.302cm" svg:x="22.149cm" svg:y="4.449cm">
          <text:p/>
        </draw:circle>
        <draw:custom-shape draw:style-name="gr2" draw:text-style-name="P2" draw:layer="layout" svg:width="6.6cm" svg:height="4cm" svg:x="21.309cm" svg:y="1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502cm" svg:height="1.204cm" svg:x="26.2cm" svg:y="1.8cm">
          <text:p/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" draw:text-style-name="P2" draw:layer="layout" svg:width="1.76cm" svg:height="0.022cm" svg:x="21.419cm" svg:y="1.57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0.331cm" svg:height="0.022cm" svg:x="23.54cm" svg:y="1.57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4" draw:layer="layout" svg:width="0.661cm" svg:height="0.569cm" svg:x="21.97cm" svg:y="3.716cm">
          <text:p text:style-name="P3"><text:span text:style-name="T1">1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9" draw:text-style-name="P4" draw:layer="layout" svg:width="0.662cm" svg:height="0.569cm" svg:x="22.599cm" svg:y="3.716cm">
          <text:p text:style-name="P3"><text:span text:style-name="T1">2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0" draw:text-style-name="P4" draw:layer="layout" svg:width="0.661cm" svg:height="0.569cm" svg:x="23.23cm" svg:y="3.716cm">
          <text:p text:style-name="P3"><text:span text:style-name="T1">3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1" draw:text-style-name="P4" draw:layer="layout" svg:width="0.661cm" svg:height="0.569cm" svg:x="23.86cm" svg:y="3.716cm">
          <text:p text:style-name="P3"><text:span text:style-name="T1">4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2" draw:text-style-name="P4" draw:layer="layout" svg:width="0.661cm" svg:height="0.569cm" svg:x="24.48cm" svg:y="3.716cm">
          <text:p text:style-name="P3"><text:span text:style-name="T1">5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3" draw:text-style-name="P4" draw:layer="layout" svg:width="0.661cm" svg:height="0.569cm" svg:x="25.11cm" svg:y="3.716cm">
          <text:p text:style-name="P3"><text:span text:style-name="T1">6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4" draw:text-style-name="P4" draw:layer="layout" svg:width="0.662cm" svg:height="0.569cm" svg:x="25.739cm" svg:y="3.716cm">
          <text:p text:style-name="P3"><text:span text:style-name="T1">7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5" draw:text-style-name="P4" draw:layer="layout" svg:width="0.661cm" svg:height="0.569cm" svg:x="26.37cm" svg:y="3.716cm">
          <text:p text:style-name="P3"><text:span text:style-name="T1">8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6" draw:text-style-name="P4" draw:layer="layout" svg:width="2.47cm" svg:height="0.745cm" svg:x="21.322cm" svg:y="1.9cm">
          <text:p text:style-name="P3"><text:span text:style-name="T2">Binärausgang</text:span></text:p>
          <text:p text:style-name="P5"><text:span text:style-name="T3">250V~</text:span><text:span text:style-name="T3"><text:tab/></text:span><text:span text:style-name="T3">10A</text:span></text:p>
          <text:p text:style-name="P5"><text:span text:style-name="T3">30V=</text:span><text:span text:style-name="T3"><text:tab/></text:span><text:span text:style-name="T3"> <text:s/>2A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2" draw:layer="layout" svg:width="1.001cm" svg:height="0.503cm" svg:x="26.499cm" svg:y="2.5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4" draw:layer="layout" svg:width="1.507cm" svg:height="0.291cm" draw:transform="rotate (1.5707963267946) translate (26.213cm 3.006cm)">
          <text:p text:style-name="P3"><text:span text:style-name="T4">Phys. Adres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1.001cm" svg:height="0.503cm" svg:x="26.499cm" svg:y="2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1.001cm" svg:height="0.503cm" svg:x="26.499cm" svg:y="1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4" draw:layer="layout" svg:width="0.974cm" svg:height="0.551cm" svg:x="26.289cm" svg:y="1.388cm">
          <text:p text:style-name="P3"><text:span text:style-name="T5">Bereich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9" draw:text-style-name="P4" draw:layer="layout" svg:width="0.965cm" svg:height="0.432cm" svg:x="26.288cm" svg:y="1.892cm">
          <text:p text:style-name="P3"><text:span text:style-name="T5">Linie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0" draw:text-style-name="P4" draw:layer="layout" svg:width="0.965cm" svg:height="0.432cm" svg:x="26.294cm" svg:y="2.39cm">
          <text:p text:style-name="P3"><text:span text:style-name="T5">TLN</text:span></text:p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19" draw:text-style-name="P1" draw:layer="layout" svg:x1="22.3cm" svg:y1="4.5cm" svg:x2="22.3cm" svg:y2="4.699cm">
          <text:p/>
        </draw:line>
        <draw:line draw:style-name="gr19" draw:text-style-name="P1" draw:layer="layout" svg:x1="22.93cm" svg:y1="4.5cm" svg:x2="22.93cm" svg:y2="4.699cm">
          <text:p/>
        </draw:line>
        <draw:line draw:style-name="gr19" draw:text-style-name="P1" draw:layer="layout" svg:x1="23.56cm" svg:y1="4.5cm" svg:x2="23.56cm" svg:y2="4.699cm">
          <text:p/>
        </draw:line>
        <draw:line draw:style-name="gr19" draw:text-style-name="P1" draw:layer="layout" svg:x1="24.19cm" svg:y1="4.5cm" svg:x2="24.19cm" svg:y2="4.699cm">
          <text:p/>
        </draw:line>
        <draw:line draw:style-name="gr19" draw:text-style-name="P1" draw:layer="layout" svg:x1="24.81cm" svg:y1="4.5cm" svg:x2="24.81cm" svg:y2="4.699cm">
          <text:p/>
        </draw:line>
        <draw:line draw:style-name="gr19" draw:text-style-name="P1" draw:layer="layout" svg:x1="25.44cm" svg:y1="4.5cm" svg:x2="25.44cm" svg:y2="4.699cm">
          <text:p/>
        </draw:line>
        <draw:line draw:style-name="gr19" draw:text-style-name="P1" draw:layer="layout" svg:x1="26.07cm" svg:y1="4.5cm" svg:x2="26.07cm" svg:y2="4.699cm">
          <text:p/>
        </draw:line>
        <draw:line draw:style-name="gr19" draw:text-style-name="P1" draw:layer="layout" svg:x1="26.7cm" svg:y1="4.5cm" svg:x2="26.7cm" svg:y2="4.699cm">
          <text:p/>
        </draw:line>
        <draw:line draw:style-name="gr19" draw:text-style-name="P1" draw:layer="layout" svg:x1="22.2cm" svg:y1="4.6cm" svg:x2="22.4cm" svg:y2="4.6cm">
          <text:p/>
        </draw:line>
        <draw:line draw:style-name="gr19" draw:text-style-name="P1" draw:layer="layout" svg:x1="22.83cm" svg:y1="4.6cm" svg:x2="23.03cm" svg:y2="4.6cm">
          <text:p/>
        </draw:line>
        <draw:line draw:style-name="gr19" draw:text-style-name="P1" draw:layer="layout" svg:x1="23.46cm" svg:y1="4.6cm" svg:x2="23.66cm" svg:y2="4.6cm">
          <text:p/>
        </draw:line>
        <draw:line draw:style-name="gr19" draw:text-style-name="P1" draw:layer="layout" svg:x1="24.09cm" svg:y1="4.6cm" svg:x2="24.29cm" svg:y2="4.6cm">
          <text:p/>
        </draw:line>
        <draw:line draw:style-name="gr19" draw:text-style-name="P1" draw:layer="layout" svg:x1="24.71cm" svg:y1="4.6cm" svg:x2="24.91cm" svg:y2="4.6cm">
          <text:p/>
        </draw:line>
        <draw:line draw:style-name="gr19" draw:text-style-name="P1" draw:layer="layout" svg:x1="25.34cm" svg:y1="4.6cm" svg:x2="25.54cm" svg:y2="4.6cm">
          <text:p/>
        </draw:line>
        <draw:line draw:style-name="gr19" draw:text-style-name="P1" draw:layer="layout" svg:x1="26.6cm" svg:y1="4.6cm" svg:x2="26.8cm" svg:y2="4.6cm">
          <text:p/>
        </draw:line>
        <draw:line draw:style-name="gr19" draw:text-style-name="P1" draw:layer="layout" svg:x1="25.97cm" svg:y1="4.6cm" svg:x2="26.17cm" svg:y2="4.6cm">
          <text:p/>
        </draw:line>
        <draw:frame draw:style-name="gr25" draw:text-style-name="P1" draw:layer="layout" svg:width="2.108cm" svg:height="0.544cm" svg:x="21.542cm" svg:y="1.453cm">
          <draw:image xlink:href="Pictures/10000201000007DF00000208A2029E7D.png" xlink:type="simple" xlink:show="embed" xlink:actuate="onLoad">
            <text:p/>
          </draw:image>
        </draw:frame>
        <draw:circle draw:style-name="gr1" draw:text-style-name="P1" draw:layer="layout" svg:width="0.302cm" svg:height="0.302cm" svg:x="19.849cm" svg:y="8.549cm">
          <text:p/>
        </draw:circle>
        <draw:circle draw:style-name="gr1" draw:text-style-name="P1" draw:layer="layout" svg:width="0.302cm" svg:height="0.302cm" svg:x="19.219cm" svg:y="8.549cm">
          <text:p/>
        </draw:circle>
        <draw:circle draw:style-name="gr1" draw:text-style-name="P1" draw:layer="layout" svg:width="0.302cm" svg:height="0.302cm" svg:x="18.589cm" svg:y="8.549cm">
          <text:p/>
        </draw:circle>
        <draw:circle draw:style-name="gr1" draw:text-style-name="P1" draw:layer="layout" svg:width="0.302cm" svg:height="0.302cm" svg:x="17.959cm" svg:y="8.549cm">
          <text:p/>
        </draw:circle>
        <draw:circle draw:style-name="gr1" draw:text-style-name="P1" draw:layer="layout" svg:width="0.302cm" svg:height="0.302cm" svg:x="17.339cm" svg:y="8.549cm">
          <text:p/>
        </draw:circle>
        <draw:circle draw:style-name="gr1" draw:text-style-name="P1" draw:layer="layout" svg:width="0.302cm" svg:height="0.302cm" svg:x="16.709cm" svg:y="8.549cm">
          <text:p/>
        </draw:circle>
        <draw:circle draw:style-name="gr1" draw:text-style-name="P1" draw:layer="layout" svg:width="0.302cm" svg:height="0.302cm" svg:x="16.079cm" svg:y="8.549cm">
          <text:p/>
        </draw:circle>
        <draw:circle draw:style-name="gr1" draw:text-style-name="P1" draw:layer="layout" svg:width="0.302cm" svg:height="0.302cm" svg:x="15.449cm" svg:y="8.549cm">
          <text:p/>
        </draw:circle>
        <draw:custom-shape draw:style-name="gr2" draw:text-style-name="P2" draw:layer="layout" svg:width="6.6cm" svg:height="4cm" svg:x="14.609cm" svg:y="5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502cm" svg:height="1.204cm" svg:x="19.5cm" svg:y="5.9cm">
          <text:p/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" draw:text-style-name="P2" draw:layer="layout" svg:width="1.76cm" svg:height="0.022cm" svg:x="14.719cm" svg:y="5.67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0.331cm" svg:height="0.022cm" svg:x="16.84cm" svg:y="5.67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4" draw:layer="layout" svg:width="0.661cm" svg:height="0.569cm" svg:x="15.27cm" svg:y="7.816cm">
          <text:p text:style-name="P3"><text:span text:style-name="T1">1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2" draw:text-style-name="P4" draw:layer="layout" svg:width="0.662cm" svg:height="0.569cm" svg:x="15.899cm" svg:y="7.816cm">
          <text:p text:style-name="P3"><text:span text:style-name="T1">2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3" draw:text-style-name="P4" draw:layer="layout" svg:width="0.661cm" svg:height="0.569cm" svg:x="16.53cm" svg:y="7.816cm">
          <text:p text:style-name="P3"><text:span text:style-name="T1">3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4" draw:text-style-name="P4" draw:layer="layout" svg:width="0.661cm" svg:height="0.569cm" svg:x="17.16cm" svg:y="7.816cm">
          <text:p text:style-name="P3"><text:span text:style-name="T1">4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5" draw:text-style-name="P4" draw:layer="layout" svg:width="0.661cm" svg:height="0.569cm" svg:x="17.78cm" svg:y="7.816cm">
          <text:p text:style-name="P3"><text:span text:style-name="T1">5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6" draw:text-style-name="P4" draw:layer="layout" svg:width="0.661cm" svg:height="0.569cm" svg:x="18.41cm" svg:y="7.816cm">
          <text:p text:style-name="P3"><text:span text:style-name="T1">6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7" draw:text-style-name="P4" draw:layer="layout" svg:width="0.662cm" svg:height="0.569cm" svg:x="19.039cm" svg:y="7.816cm">
          <text:p text:style-name="P3"><text:span text:style-name="T1">7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8" draw:text-style-name="P4" draw:layer="layout" svg:width="0.661cm" svg:height="0.569cm" svg:x="19.67cm" svg:y="7.816cm">
          <text:p text:style-name="P3"><text:span text:style-name="T1">8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9" draw:text-style-name="P4" draw:layer="layout" svg:width="2.47cm" svg:height="0.745cm" svg:x="14.622cm" svg:y="6cm">
          <text:p text:style-name="P3"><text:span text:style-name="T2">Binärausgang</text:span></text:p>
          <text:p text:style-name="P5"><text:span text:style-name="T3">250V~</text:span><text:span text:style-name="T3"><text:tab/></text:span><text:span text:style-name="T3">10A</text:span></text:p>
          <text:p text:style-name="P5"><text:span text:style-name="T3">30V=</text:span><text:span text:style-name="T3"><text:tab/></text:span><text:span text:style-name="T3"> <text:s/>2A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2" draw:layer="layout" svg:width="1.001cm" svg:height="0.503cm" svg:x="19.799cm" svg:y="6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4" draw:layer="layout" svg:width="1.507cm" svg:height="0.291cm" draw:transform="rotate (1.5707963267946) translate (19.513cm 7.106cm)">
          <text:p text:style-name="P3"><text:span text:style-name="T4">Phys. Adres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1.001cm" svg:height="0.503cm" svg:x="19.799cm" svg:y="6.1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1.001cm" svg:height="0.503cm" svg:x="19.799cm" svg:y="5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4" draw:layer="layout" svg:width="0.974cm" svg:height="0.551cm" svg:x="19.589cm" svg:y="5.488cm">
          <text:p text:style-name="P3"><text:span text:style-name="T5">Bereich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2" draw:text-style-name="P4" draw:layer="layout" svg:width="0.965cm" svg:height="0.432cm" svg:x="19.588cm" svg:y="5.992cm">
          <text:p text:style-name="P3"><text:span text:style-name="T5">Linie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3" draw:text-style-name="P4" draw:layer="layout" svg:width="0.965cm" svg:height="0.432cm" svg:x="19.594cm" svg:y="6.49cm">
          <text:p text:style-name="P3"><text:span text:style-name="T5">TLN</text:span></text:p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19" draw:text-style-name="P1" draw:layer="layout" svg:x1="15.6cm" svg:y1="8.6cm" svg:x2="15.6cm" svg:y2="8.799cm">
          <text:p/>
        </draw:line>
        <draw:line draw:style-name="gr19" draw:text-style-name="P1" draw:layer="layout" svg:x1="16.23cm" svg:y1="8.6cm" svg:x2="16.23cm" svg:y2="8.799cm">
          <text:p/>
        </draw:line>
        <draw:line draw:style-name="gr19" draw:text-style-name="P1" draw:layer="layout" svg:x1="16.86cm" svg:y1="8.6cm" svg:x2="16.86cm" svg:y2="8.799cm">
          <text:p/>
        </draw:line>
        <draw:line draw:style-name="gr19" draw:text-style-name="P1" draw:layer="layout" svg:x1="17.49cm" svg:y1="8.6cm" svg:x2="17.49cm" svg:y2="8.799cm">
          <text:p/>
        </draw:line>
        <draw:line draw:style-name="gr19" draw:text-style-name="P1" draw:layer="layout" svg:x1="18.11cm" svg:y1="8.6cm" svg:x2="18.11cm" svg:y2="8.799cm">
          <text:p/>
        </draw:line>
        <draw:line draw:style-name="gr19" draw:text-style-name="P1" draw:layer="layout" svg:x1="18.74cm" svg:y1="8.6cm" svg:x2="18.74cm" svg:y2="8.799cm">
          <text:p/>
        </draw:line>
        <draw:line draw:style-name="gr19" draw:text-style-name="P1" draw:layer="layout" svg:x1="19.37cm" svg:y1="8.6cm" svg:x2="19.37cm" svg:y2="8.799cm">
          <text:p/>
        </draw:line>
        <draw:line draw:style-name="gr19" draw:text-style-name="P1" draw:layer="layout" svg:x1="20cm" svg:y1="8.6cm" svg:x2="20cm" svg:y2="8.799cm">
          <text:p/>
        </draw:line>
        <draw:line draw:style-name="gr19" draw:text-style-name="P1" draw:layer="layout" svg:x1="15.5cm" svg:y1="8.7cm" svg:x2="15.7cm" svg:y2="8.7cm">
          <text:p/>
        </draw:line>
        <draw:line draw:style-name="gr19" draw:text-style-name="P1" draw:layer="layout" svg:x1="16.13cm" svg:y1="8.7cm" svg:x2="16.33cm" svg:y2="8.7cm">
          <text:p/>
        </draw:line>
        <draw:line draw:style-name="gr19" draw:text-style-name="P1" draw:layer="layout" svg:x1="16.76cm" svg:y1="8.7cm" svg:x2="16.96cm" svg:y2="8.7cm">
          <text:p/>
        </draw:line>
        <draw:line draw:style-name="gr19" draw:text-style-name="P1" draw:layer="layout" svg:x1="17.39cm" svg:y1="8.7cm" svg:x2="17.59cm" svg:y2="8.7cm">
          <text:p/>
        </draw:line>
        <draw:line draw:style-name="gr19" draw:text-style-name="P1" draw:layer="layout" svg:x1="18.01cm" svg:y1="8.7cm" svg:x2="18.21cm" svg:y2="8.7cm">
          <text:p/>
        </draw:line>
        <draw:line draw:style-name="gr19" draw:text-style-name="P1" draw:layer="layout" svg:x1="18.64cm" svg:y1="8.7cm" svg:x2="18.84cm" svg:y2="8.7cm">
          <text:p/>
        </draw:line>
        <draw:line draw:style-name="gr19" draw:text-style-name="P1" draw:layer="layout" svg:x1="19.9cm" svg:y1="8.7cm" svg:x2="20.1cm" svg:y2="8.7cm">
          <text:p/>
        </draw:line>
        <draw:line draw:style-name="gr19" draw:text-style-name="P1" draw:layer="layout" svg:x1="19.27cm" svg:y1="8.7cm" svg:x2="19.47cm" svg:y2="8.7cm">
          <text:p/>
        </draw:line>
        <draw:frame draw:style-name="gr25" draw:text-style-name="P1" draw:layer="layout" svg:width="2.108cm" svg:height="0.544cm" svg:x="14.842cm" svg:y="5.553cm">
          <draw:image xlink:href="Pictures/10000201000007DF00000208A2029E7D.png" xlink:type="simple" xlink:show="embed" xlink:actuate="onLoad">
            <text:p/>
          </draw:image>
        </draw:frame>
        <draw:circle draw:style-name="gr1" draw:text-style-name="P1" draw:layer="layout" svg:width="0.302cm" svg:height="0.302cm" svg:x="26.549cm" svg:y="8.549cm">
          <text:p/>
        </draw:circle>
        <draw:circle draw:style-name="gr1" draw:text-style-name="P1" draw:layer="layout" svg:width="0.302cm" svg:height="0.302cm" svg:x="25.919cm" svg:y="8.549cm">
          <text:p/>
        </draw:circle>
        <draw:circle draw:style-name="gr1" draw:text-style-name="P1" draw:layer="layout" svg:width="0.302cm" svg:height="0.302cm" svg:x="25.289cm" svg:y="8.549cm">
          <text:p/>
        </draw:circle>
        <draw:circle draw:style-name="gr1" draw:text-style-name="P1" draw:layer="layout" svg:width="0.302cm" svg:height="0.302cm" svg:x="24.659cm" svg:y="8.549cm">
          <text:p/>
        </draw:circle>
        <draw:circle draw:style-name="gr1" draw:text-style-name="P1" draw:layer="layout" svg:width="0.302cm" svg:height="0.302cm" svg:x="24.039cm" svg:y="8.549cm">
          <text:p/>
        </draw:circle>
        <draw:circle draw:style-name="gr1" draw:text-style-name="P1" draw:layer="layout" svg:width="0.302cm" svg:height="0.302cm" svg:x="23.409cm" svg:y="8.549cm">
          <text:p/>
        </draw:circle>
        <draw:circle draw:style-name="gr1" draw:text-style-name="P1" draw:layer="layout" svg:width="0.302cm" svg:height="0.302cm" svg:x="22.779cm" svg:y="8.549cm">
          <text:p/>
        </draw:circle>
        <draw:circle draw:style-name="gr1" draw:text-style-name="P1" draw:layer="layout" svg:width="0.302cm" svg:height="0.302cm" svg:x="22.149cm" svg:y="8.549cm">
          <text:p/>
        </draw:circle>
        <draw:custom-shape draw:style-name="gr2" draw:text-style-name="P2" draw:layer="layout" svg:width="6.6cm" svg:height="4cm" svg:x="21.309cm" svg:y="5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502cm" svg:height="1.204cm" svg:x="26.2cm" svg:y="5.9cm">
          <text:p/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" draw:text-style-name="P2" draw:layer="layout" svg:width="1.76cm" svg:height="0.022cm" svg:x="21.419cm" svg:y="5.67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0.331cm" svg:height="0.022cm" svg:x="23.54cm" svg:y="5.67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4" draw:layer="layout" svg:width="0.661cm" svg:height="0.569cm" svg:x="21.97cm" svg:y="7.816cm">
          <text:p text:style-name="P3"><text:span text:style-name="T1">1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5" draw:text-style-name="P4" draw:layer="layout" svg:width="0.662cm" svg:height="0.569cm" svg:x="22.599cm" svg:y="7.816cm">
          <text:p text:style-name="P3"><text:span text:style-name="T1">2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6" draw:text-style-name="P4" draw:layer="layout" svg:width="0.661cm" svg:height="0.569cm" svg:x="23.23cm" svg:y="7.816cm">
          <text:p text:style-name="P3"><text:span text:style-name="T1">3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7" draw:text-style-name="P4" draw:layer="layout" svg:width="0.661cm" svg:height="0.569cm" svg:x="23.86cm" svg:y="7.816cm">
          <text:p text:style-name="P3"><text:span text:style-name="T1">4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8" draw:text-style-name="P4" draw:layer="layout" svg:width="0.661cm" svg:height="0.569cm" svg:x="24.48cm" svg:y="7.816cm">
          <text:p text:style-name="P3"><text:span text:style-name="T1">5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9" draw:text-style-name="P4" draw:layer="layout" svg:width="0.661cm" svg:height="0.569cm" svg:x="25.11cm" svg:y="7.816cm">
          <text:p text:style-name="P3"><text:span text:style-name="T1">6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0" draw:text-style-name="P4" draw:layer="layout" svg:width="0.662cm" svg:height="0.569cm" svg:x="25.739cm" svg:y="7.816cm">
          <text:p text:style-name="P3"><text:span text:style-name="T1">7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1" draw:text-style-name="P4" draw:layer="layout" svg:width="0.661cm" svg:height="0.569cm" svg:x="26.37cm" svg:y="7.816cm">
          <text:p text:style-name="P3"><text:span text:style-name="T1">8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2" draw:text-style-name="P4" draw:layer="layout" svg:width="2.47cm" svg:height="0.745cm" svg:x="21.322cm" svg:y="6cm">
          <text:p text:style-name="P3"><text:span text:style-name="T2">Binärausgang</text:span></text:p>
          <text:p text:style-name="P5"><text:span text:style-name="T3">250V~</text:span><text:span text:style-name="T3"><text:tab/></text:span><text:span text:style-name="T3">10A</text:span></text:p>
          <text:p text:style-name="P5"><text:span text:style-name="T3">30V=</text:span><text:span text:style-name="T3"><text:tab/></text:span><text:span text:style-name="T3"> <text:s/>2A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2" draw:layer="layout" svg:width="1.001cm" svg:height="0.503cm" svg:x="26.499cm" svg:y="6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4" draw:layer="layout" svg:width="1.507cm" svg:height="0.291cm" draw:transform="rotate (1.5707963267946) translate (26.213cm 7.106cm)">
          <text:p text:style-name="P3"><text:span text:style-name="T4">Phys. Adres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1.001cm" svg:height="0.503cm" svg:x="26.499cm" svg:y="6.1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1.001cm" svg:height="0.503cm" svg:x="26.499cm" svg:y="5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4" draw:layer="layout" svg:width="0.974cm" svg:height="0.551cm" svg:x="26.289cm" svg:y="5.488cm">
          <text:p text:style-name="P3"><text:span text:style-name="T5">Bereich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5" draw:text-style-name="P4" draw:layer="layout" svg:width="0.965cm" svg:height="0.432cm" svg:x="26.288cm" svg:y="5.992cm">
          <text:p text:style-name="P3"><text:span text:style-name="T5">Linie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6" draw:text-style-name="P4" draw:layer="layout" svg:width="0.965cm" svg:height="0.432cm" svg:x="26.294cm" svg:y="6.49cm">
          <text:p text:style-name="P3"><text:span text:style-name="T5">TLN</text:span></text:p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19" draw:text-style-name="P1" draw:layer="layout" svg:x1="22.3cm" svg:y1="8.6cm" svg:x2="22.3cm" svg:y2="8.799cm">
          <text:p/>
        </draw:line>
        <draw:line draw:style-name="gr19" draw:text-style-name="P1" draw:layer="layout" svg:x1="22.93cm" svg:y1="8.6cm" svg:x2="22.93cm" svg:y2="8.799cm">
          <text:p/>
        </draw:line>
        <draw:line draw:style-name="gr19" draw:text-style-name="P1" draw:layer="layout" svg:x1="23.56cm" svg:y1="8.6cm" svg:x2="23.56cm" svg:y2="8.799cm">
          <text:p/>
        </draw:line>
        <draw:line draw:style-name="gr19" draw:text-style-name="P1" draw:layer="layout" svg:x1="24.19cm" svg:y1="8.6cm" svg:x2="24.19cm" svg:y2="8.799cm">
          <text:p/>
        </draw:line>
        <draw:line draw:style-name="gr19" draw:text-style-name="P1" draw:layer="layout" svg:x1="24.81cm" svg:y1="8.6cm" svg:x2="24.81cm" svg:y2="8.799cm">
          <text:p/>
        </draw:line>
        <draw:line draw:style-name="gr19" draw:text-style-name="P1" draw:layer="layout" svg:x1="25.44cm" svg:y1="8.6cm" svg:x2="25.44cm" svg:y2="8.799cm">
          <text:p/>
        </draw:line>
        <draw:line draw:style-name="gr19" draw:text-style-name="P1" draw:layer="layout" svg:x1="26.07cm" svg:y1="8.6cm" svg:x2="26.07cm" svg:y2="8.799cm">
          <text:p/>
        </draw:line>
        <draw:line draw:style-name="gr19" draw:text-style-name="P1" draw:layer="layout" svg:x1="26.7cm" svg:y1="8.6cm" svg:x2="26.7cm" svg:y2="8.799cm">
          <text:p/>
        </draw:line>
        <draw:line draw:style-name="gr19" draw:text-style-name="P1" draw:layer="layout" svg:x1="22.2cm" svg:y1="8.7cm" svg:x2="22.4cm" svg:y2="8.7cm">
          <text:p/>
        </draw:line>
        <draw:line draw:style-name="gr19" draw:text-style-name="P1" draw:layer="layout" svg:x1="22.83cm" svg:y1="8.7cm" svg:x2="23.03cm" svg:y2="8.7cm">
          <text:p/>
        </draw:line>
        <draw:line draw:style-name="gr19" draw:text-style-name="P1" draw:layer="layout" svg:x1="23.46cm" svg:y1="8.7cm" svg:x2="23.66cm" svg:y2="8.7cm">
          <text:p/>
        </draw:line>
        <draw:line draw:style-name="gr19" draw:text-style-name="P1" draw:layer="layout" svg:x1="24.09cm" svg:y1="8.7cm" svg:x2="24.29cm" svg:y2="8.7cm">
          <text:p/>
        </draw:line>
        <draw:line draw:style-name="gr19" draw:text-style-name="P1" draw:layer="layout" svg:x1="24.71cm" svg:y1="8.7cm" svg:x2="24.91cm" svg:y2="8.7cm">
          <text:p/>
        </draw:line>
        <draw:line draw:style-name="gr19" draw:text-style-name="P1" draw:layer="layout" svg:x1="25.34cm" svg:y1="8.7cm" svg:x2="25.54cm" svg:y2="8.7cm">
          <text:p/>
        </draw:line>
        <draw:line draw:style-name="gr19" draw:text-style-name="P1" draw:layer="layout" svg:x1="26.6cm" svg:y1="8.7cm" svg:x2="26.8cm" svg:y2="8.7cm">
          <text:p/>
        </draw:line>
        <draw:line draw:style-name="gr19" draw:text-style-name="P1" draw:layer="layout" svg:x1="25.97cm" svg:y1="8.7cm" svg:x2="26.17cm" svg:y2="8.7cm">
          <text:p/>
        </draw:line>
        <draw:frame draw:style-name="gr25" draw:text-style-name="P1" draw:layer="layout" svg:width="2.108cm" svg:height="0.544cm" svg:x="21.542cm" svg:y="5.553cm">
          <draw:image xlink:href="Pictures/10000201000007DF00000208A2029E7D.png" xlink:type="simple" xlink:show="embed" xlink:actuate="onLoad">
            <text:p/>
          </draw:image>
        </draw:frame>
        <draw:circle draw:style-name="gr1" draw:text-style-name="P1" draw:layer="layout" svg:width="0.302cm" svg:height="0.302cm" svg:x="6.449cm" svg:y="12.649cm">
          <text:p/>
        </draw:circle>
        <draw:circle draw:style-name="gr1" draw:text-style-name="P1" draw:layer="layout" svg:width="0.302cm" svg:height="0.302cm" svg:x="5.819cm" svg:y="12.649cm">
          <text:p/>
        </draw:circle>
        <draw:circle draw:style-name="gr1" draw:text-style-name="P1" draw:layer="layout" svg:width="0.302cm" svg:height="0.302cm" svg:x="5.189cm" svg:y="12.649cm">
          <text:p/>
        </draw:circle>
        <draw:circle draw:style-name="gr1" draw:text-style-name="P1" draw:layer="layout" svg:width="0.302cm" svg:height="0.302cm" svg:x="4.559cm" svg:y="12.649cm">
          <text:p/>
        </draw:circle>
        <draw:circle draw:style-name="gr1" draw:text-style-name="P1" draw:layer="layout" svg:width="0.302cm" svg:height="0.302cm" svg:x="3.939cm" svg:y="12.649cm">
          <text:p/>
        </draw:circle>
        <draw:circle draw:style-name="gr1" draw:text-style-name="P1" draw:layer="layout" svg:width="0.302cm" svg:height="0.302cm" svg:x="3.309cm" svg:y="12.649cm">
          <text:p/>
        </draw:circle>
        <draw:circle draw:style-name="gr1" draw:text-style-name="P1" draw:layer="layout" svg:width="0.302cm" svg:height="0.302cm" svg:x="2.679cm" svg:y="12.649cm">
          <text:p/>
        </draw:circle>
        <draw:circle draw:style-name="gr1" draw:text-style-name="P1" draw:layer="layout" svg:width="0.302cm" svg:height="0.302cm" svg:x="2.049cm" svg:y="12.649cm">
          <text:p/>
        </draw:circle>
        <draw:custom-shape draw:style-name="gr2" draw:text-style-name="P2" draw:layer="layout" svg:width="6.6cm" svg:height="4cm" svg:x="1.209cm" svg:y="9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502cm" svg:height="1.204cm" svg:x="6.1cm" svg:y="10cm">
          <text:p/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" draw:text-style-name="P2" draw:layer="layout" svg:width="1.76cm" svg:height="0.022cm" svg:x="1.319cm" svg:y="9.77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0.331cm" svg:height="0.022cm" svg:x="3.44cm" svg:y="9.77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4" draw:layer="layout" svg:width="0.661cm" svg:height="0.569cm" svg:x="1.87cm" svg:y="11.916cm">
          <text:p text:style-name="P3"><text:span text:style-name="T1">1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8" draw:text-style-name="P4" draw:layer="layout" svg:width="0.662cm" svg:height="0.569cm" svg:x="2.499cm" svg:y="11.916cm">
          <text:p text:style-name="P3"><text:span text:style-name="T1">2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9" draw:text-style-name="P4" draw:layer="layout" svg:width="0.661cm" svg:height="0.569cm" svg:x="3.13cm" svg:y="11.916cm">
          <text:p text:style-name="P3"><text:span text:style-name="T1">3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0" draw:text-style-name="P4" draw:layer="layout" svg:width="0.661cm" svg:height="0.569cm" svg:x="3.76cm" svg:y="11.916cm">
          <text:p text:style-name="P3"><text:span text:style-name="T1">4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1" draw:text-style-name="P4" draw:layer="layout" svg:width="0.661cm" svg:height="0.569cm" svg:x="4.38cm" svg:y="11.916cm">
          <text:p text:style-name="P3"><text:span text:style-name="T1">5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2" draw:text-style-name="P4" draw:layer="layout" svg:width="0.661cm" svg:height="0.569cm" svg:x="5.01cm" svg:y="11.916cm">
          <text:p text:style-name="P3"><text:span text:style-name="T1">6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3" draw:text-style-name="P4" draw:layer="layout" svg:width="0.662cm" svg:height="0.569cm" svg:x="5.639cm" svg:y="11.916cm">
          <text:p text:style-name="P3"><text:span text:style-name="T1">7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4" draw:text-style-name="P4" draw:layer="layout" svg:width="0.661cm" svg:height="0.569cm" svg:x="6.27cm" svg:y="11.916cm">
          <text:p text:style-name="P3"><text:span text:style-name="T1">8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5" draw:text-style-name="P4" draw:layer="layout" svg:width="2.47cm" svg:height="0.745cm" svg:x="1.222cm" svg:y="10.1cm">
          <text:p text:style-name="P3"><text:span text:style-name="T2">Binärausgang</text:span></text:p>
          <text:p text:style-name="P5"><text:span text:style-name="T3">250V~</text:span><text:span text:style-name="T3"><text:tab/></text:span><text:span text:style-name="T3">10A</text:span></text:p>
          <text:p text:style-name="P5"><text:span text:style-name="T3">30V=</text:span><text:span text:style-name="T3"><text:tab/></text:span><text:span text:style-name="T3"> <text:s/>2A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2" draw:layer="layout" svg:width="1.001cm" svg:height="0.503cm" svg:x="6.399cm" svg:y="10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4" draw:layer="layout" svg:width="1.507cm" svg:height="0.291cm" draw:transform="rotate (1.5707963267946) translate (6.113cm 11.206cm)">
          <text:p text:style-name="P3"><text:span text:style-name="T4">Phys. Adres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1.001cm" svg:height="0.503cm" svg:x="6.399cm" svg:y="10.2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1.001cm" svg:height="0.503cm" svg:x="6.399cm" svg:y="9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4" draw:layer="layout" svg:width="0.974cm" svg:height="0.551cm" svg:x="6.189cm" svg:y="9.588cm">
          <text:p text:style-name="P3"><text:span text:style-name="T5">Bereich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8" draw:text-style-name="P4" draw:layer="layout" svg:width="0.965cm" svg:height="0.432cm" svg:x="6.188cm" svg:y="10.092cm">
          <text:p text:style-name="P3"><text:span text:style-name="T5">Linie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9" draw:text-style-name="P4" draw:layer="layout" svg:width="0.965cm" svg:height="0.432cm" svg:x="6.194cm" svg:y="10.59cm">
          <text:p text:style-name="P3"><text:span text:style-name="T5">TLN</text:span></text:p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19" draw:text-style-name="P1" draw:layer="layout" svg:x1="2.2cm" svg:y1="12.7cm" svg:x2="2.2cm" svg:y2="12.899cm">
          <text:p/>
        </draw:line>
        <draw:line draw:style-name="gr19" draw:text-style-name="P1" draw:layer="layout" svg:x1="2.83cm" svg:y1="12.7cm" svg:x2="2.83cm" svg:y2="12.899cm">
          <text:p/>
        </draw:line>
        <draw:line draw:style-name="gr19" draw:text-style-name="P1" draw:layer="layout" svg:x1="3.46cm" svg:y1="12.7cm" svg:x2="3.46cm" svg:y2="12.899cm">
          <text:p/>
        </draw:line>
        <draw:line draw:style-name="gr19" draw:text-style-name="P1" draw:layer="layout" svg:x1="4.09cm" svg:y1="12.7cm" svg:x2="4.09cm" svg:y2="12.899cm">
          <text:p/>
        </draw:line>
        <draw:line draw:style-name="gr19" draw:text-style-name="P1" draw:layer="layout" svg:x1="4.71cm" svg:y1="12.7cm" svg:x2="4.71cm" svg:y2="12.899cm">
          <text:p/>
        </draw:line>
        <draw:line draw:style-name="gr19" draw:text-style-name="P1" draw:layer="layout" svg:x1="5.34cm" svg:y1="12.7cm" svg:x2="5.34cm" svg:y2="12.899cm">
          <text:p/>
        </draw:line>
        <draw:line draw:style-name="gr19" draw:text-style-name="P1" draw:layer="layout" svg:x1="5.97cm" svg:y1="12.7cm" svg:x2="5.97cm" svg:y2="12.899cm">
          <text:p/>
        </draw:line>
        <draw:line draw:style-name="gr19" draw:text-style-name="P1" draw:layer="layout" svg:x1="6.6cm" svg:y1="12.7cm" svg:x2="6.6cm" svg:y2="12.899cm">
          <text:p/>
        </draw:line>
        <draw:line draw:style-name="gr19" draw:text-style-name="P1" draw:layer="layout" svg:x1="2.1cm" svg:y1="12.8cm" svg:x2="2.3cm" svg:y2="12.8cm">
          <text:p/>
        </draw:line>
        <draw:line draw:style-name="gr19" draw:text-style-name="P1" draw:layer="layout" svg:x1="2.73cm" svg:y1="12.8cm" svg:x2="2.93cm" svg:y2="12.8cm">
          <text:p/>
        </draw:line>
        <draw:line draw:style-name="gr19" draw:text-style-name="P1" draw:layer="layout" svg:x1="3.36cm" svg:y1="12.8cm" svg:x2="3.56cm" svg:y2="12.8cm">
          <text:p/>
        </draw:line>
        <draw:line draw:style-name="gr19" draw:text-style-name="P1" draw:layer="layout" svg:x1="3.99cm" svg:y1="12.8cm" svg:x2="4.19cm" svg:y2="12.8cm">
          <text:p/>
        </draw:line>
        <draw:line draw:style-name="gr19" draw:text-style-name="P1" draw:layer="layout" svg:x1="4.61cm" svg:y1="12.8cm" svg:x2="4.81cm" svg:y2="12.8cm">
          <text:p/>
        </draw:line>
        <draw:line draw:style-name="gr19" draw:text-style-name="P1" draw:layer="layout" svg:x1="5.24cm" svg:y1="12.8cm" svg:x2="5.44cm" svg:y2="12.8cm">
          <text:p/>
        </draw:line>
        <draw:line draw:style-name="gr19" draw:text-style-name="P1" draw:layer="layout" svg:x1="6.5cm" svg:y1="12.8cm" svg:x2="6.7cm" svg:y2="12.8cm">
          <text:p/>
        </draw:line>
        <draw:line draw:style-name="gr19" draw:text-style-name="P1" draw:layer="layout" svg:x1="5.87cm" svg:y1="12.8cm" svg:x2="6.07cm" svg:y2="12.8cm">
          <text:p/>
        </draw:line>
        <draw:frame draw:style-name="gr25" draw:text-style-name="P1" draw:layer="layout" svg:width="2.108cm" svg:height="0.544cm" svg:x="1.442cm" svg:y="9.653cm">
          <draw:image xlink:href="Pictures/10000201000007DF00000208A2029E7D.png" xlink:type="simple" xlink:show="embed" xlink:actuate="onLoad">
            <text:p/>
          </draw:image>
        </draw:frame>
        <draw:circle draw:style-name="gr1" draw:text-style-name="P1" draw:layer="layout" svg:width="0.302cm" svg:height="0.302cm" svg:x="13.149cm" svg:y="12.649cm">
          <text:p/>
        </draw:circle>
        <draw:circle draw:style-name="gr1" draw:text-style-name="P1" draw:layer="layout" svg:width="0.302cm" svg:height="0.302cm" svg:x="12.519cm" svg:y="12.649cm">
          <text:p/>
        </draw:circle>
        <draw:circle draw:style-name="gr1" draw:text-style-name="P1" draw:layer="layout" svg:width="0.302cm" svg:height="0.302cm" svg:x="11.889cm" svg:y="12.649cm">
          <text:p/>
        </draw:circle>
        <draw:circle draw:style-name="gr1" draw:text-style-name="P1" draw:layer="layout" svg:width="0.302cm" svg:height="0.302cm" svg:x="11.259cm" svg:y="12.649cm">
          <text:p/>
        </draw:circle>
        <draw:circle draw:style-name="gr1" draw:text-style-name="P1" draw:layer="layout" svg:width="0.302cm" svg:height="0.302cm" svg:x="10.639cm" svg:y="12.649cm">
          <text:p/>
        </draw:circle>
        <draw:circle draw:style-name="gr1" draw:text-style-name="P1" draw:layer="layout" svg:width="0.302cm" svg:height="0.302cm" svg:x="10.009cm" svg:y="12.649cm">
          <text:p/>
        </draw:circle>
        <draw:circle draw:style-name="gr1" draw:text-style-name="P1" draw:layer="layout" svg:width="0.302cm" svg:height="0.302cm" svg:x="9.379cm" svg:y="12.649cm">
          <text:p/>
        </draw:circle>
        <draw:circle draw:style-name="gr1" draw:text-style-name="P1" draw:layer="layout" svg:width="0.302cm" svg:height="0.302cm" svg:x="8.749cm" svg:y="12.649cm">
          <text:p/>
        </draw:circle>
        <draw:custom-shape draw:style-name="gr2" draw:text-style-name="P2" draw:layer="layout" svg:width="6.6cm" svg:height="4cm" svg:x="7.909cm" svg:y="9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502cm" svg:height="1.204cm" svg:x="12.8cm" svg:y="10cm">
          <text:p/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" draw:text-style-name="P2" draw:layer="layout" svg:width="1.76cm" svg:height="0.022cm" svg:x="8.019cm" svg:y="9.77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0.331cm" svg:height="0.022cm" svg:x="10.14cm" svg:y="9.77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4" draw:layer="layout" svg:width="0.661cm" svg:height="0.569cm" svg:x="8.57cm" svg:y="11.916cm">
          <text:p text:style-name="P3"><text:span text:style-name="T1">1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1" draw:text-style-name="P4" draw:layer="layout" svg:width="0.662cm" svg:height="0.569cm" svg:x="9.199cm" svg:y="11.916cm">
          <text:p text:style-name="P3"><text:span text:style-name="T1">2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2" draw:text-style-name="P4" draw:layer="layout" svg:width="0.661cm" svg:height="0.569cm" svg:x="9.83cm" svg:y="11.916cm">
          <text:p text:style-name="P3"><text:span text:style-name="T1">3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3" draw:text-style-name="P4" draw:layer="layout" svg:width="0.661cm" svg:height="0.569cm" svg:x="10.46cm" svg:y="11.916cm">
          <text:p text:style-name="P3"><text:span text:style-name="T1">4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4" draw:text-style-name="P4" draw:layer="layout" svg:width="0.661cm" svg:height="0.569cm" svg:x="11.08cm" svg:y="11.916cm">
          <text:p text:style-name="P3"><text:span text:style-name="T1">5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5" draw:text-style-name="P4" draw:layer="layout" svg:width="0.661cm" svg:height="0.569cm" svg:x="11.71cm" svg:y="11.916cm">
          <text:p text:style-name="P3"><text:span text:style-name="T1">6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6" draw:text-style-name="P4" draw:layer="layout" svg:width="0.662cm" svg:height="0.569cm" svg:x="12.339cm" svg:y="11.916cm">
          <text:p text:style-name="P3"><text:span text:style-name="T1">7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7" draw:text-style-name="P4" draw:layer="layout" svg:width="0.661cm" svg:height="0.569cm" svg:x="12.97cm" svg:y="11.916cm">
          <text:p text:style-name="P3"><text:span text:style-name="T1">8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8" draw:text-style-name="P4" draw:layer="layout" svg:width="2.47cm" svg:height="0.745cm" svg:x="7.922cm" svg:y="10.1cm">
          <text:p text:style-name="P3"><text:span text:style-name="T2">Binärausgang</text:span></text:p>
          <text:p text:style-name="P5"><text:span text:style-name="T3">250V~</text:span><text:span text:style-name="T3"><text:tab/></text:span><text:span text:style-name="T3">10A</text:span></text:p>
          <text:p text:style-name="P5"><text:span text:style-name="T3">30V=</text:span><text:span text:style-name="T3"><text:tab/></text:span><text:span text:style-name="T3"> <text:s/>2A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2" draw:layer="layout" svg:width="1.001cm" svg:height="0.503cm" svg:x="13.099cm" svg:y="10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4" draw:layer="layout" svg:width="1.507cm" svg:height="0.291cm" draw:transform="rotate (1.5707963267946) translate (12.813cm 11.206cm)">
          <text:p text:style-name="P3"><text:span text:style-name="T4">Phys. Adres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1.001cm" svg:height="0.503cm" svg:x="13.099cm" svg:y="10.2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1.001cm" svg:height="0.503cm" svg:x="13.099cm" svg:y="9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0" draw:text-style-name="P4" draw:layer="layout" svg:width="0.974cm" svg:height="0.551cm" svg:x="12.889cm" svg:y="9.588cm">
          <text:p text:style-name="P3"><text:span text:style-name="T5">Bereich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1" draw:text-style-name="P4" draw:layer="layout" svg:width="0.965cm" svg:height="0.432cm" svg:x="12.888cm" svg:y="10.092cm">
          <text:p text:style-name="P3"><text:span text:style-name="T5">Linie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2" draw:text-style-name="P4" draw:layer="layout" svg:width="0.965cm" svg:height="0.432cm" svg:x="12.894cm" svg:y="10.59cm">
          <text:p text:style-name="P3"><text:span text:style-name="T5">TLN</text:span></text:p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19" draw:text-style-name="P1" draw:layer="layout" svg:x1="8.9cm" svg:y1="12.7cm" svg:x2="8.9cm" svg:y2="12.899cm">
          <text:p/>
        </draw:line>
        <draw:line draw:style-name="gr19" draw:text-style-name="P1" draw:layer="layout" svg:x1="9.53cm" svg:y1="12.7cm" svg:x2="9.53cm" svg:y2="12.899cm">
          <text:p/>
        </draw:line>
        <draw:line draw:style-name="gr19" draw:text-style-name="P1" draw:layer="layout" svg:x1="10.16cm" svg:y1="12.7cm" svg:x2="10.16cm" svg:y2="12.899cm">
          <text:p/>
        </draw:line>
        <draw:line draw:style-name="gr19" draw:text-style-name="P1" draw:layer="layout" svg:x1="10.79cm" svg:y1="12.7cm" svg:x2="10.79cm" svg:y2="12.899cm">
          <text:p/>
        </draw:line>
        <draw:line draw:style-name="gr19" draw:text-style-name="P1" draw:layer="layout" svg:x1="11.41cm" svg:y1="12.7cm" svg:x2="11.41cm" svg:y2="12.899cm">
          <text:p/>
        </draw:line>
        <draw:line draw:style-name="gr19" draw:text-style-name="P1" draw:layer="layout" svg:x1="12.04cm" svg:y1="12.7cm" svg:x2="12.04cm" svg:y2="12.899cm">
          <text:p/>
        </draw:line>
        <draw:line draw:style-name="gr19" draw:text-style-name="P1" draw:layer="layout" svg:x1="12.67cm" svg:y1="12.7cm" svg:x2="12.67cm" svg:y2="12.899cm">
          <text:p/>
        </draw:line>
        <draw:line draw:style-name="gr19" draw:text-style-name="P1" draw:layer="layout" svg:x1="13.3cm" svg:y1="12.7cm" svg:x2="13.3cm" svg:y2="12.899cm">
          <text:p/>
        </draw:line>
        <draw:line draw:style-name="gr19" draw:text-style-name="P1" draw:layer="layout" svg:x1="8.8cm" svg:y1="12.8cm" svg:x2="9cm" svg:y2="12.8cm">
          <text:p/>
        </draw:line>
        <draw:line draw:style-name="gr19" draw:text-style-name="P1" draw:layer="layout" svg:x1="9.43cm" svg:y1="12.8cm" svg:x2="9.63cm" svg:y2="12.8cm">
          <text:p/>
        </draw:line>
        <draw:line draw:style-name="gr19" draw:text-style-name="P1" draw:layer="layout" svg:x1="10.06cm" svg:y1="12.8cm" svg:x2="10.26cm" svg:y2="12.8cm">
          <text:p/>
        </draw:line>
        <draw:line draw:style-name="gr19" draw:text-style-name="P1" draw:layer="layout" svg:x1="10.69cm" svg:y1="12.8cm" svg:x2="10.89cm" svg:y2="12.8cm">
          <text:p/>
        </draw:line>
        <draw:line draw:style-name="gr19" draw:text-style-name="P1" draw:layer="layout" svg:x1="11.31cm" svg:y1="12.8cm" svg:x2="11.51cm" svg:y2="12.8cm">
          <text:p/>
        </draw:line>
        <draw:line draw:style-name="gr19" draw:text-style-name="P1" draw:layer="layout" svg:x1="11.94cm" svg:y1="12.8cm" svg:x2="12.14cm" svg:y2="12.8cm">
          <text:p/>
        </draw:line>
        <draw:line draw:style-name="gr19" draw:text-style-name="P1" draw:layer="layout" svg:x1="13.2cm" svg:y1="12.8cm" svg:x2="13.4cm" svg:y2="12.8cm">
          <text:p/>
        </draw:line>
        <draw:line draw:style-name="gr19" draw:text-style-name="P1" draw:layer="layout" svg:x1="12.57cm" svg:y1="12.8cm" svg:x2="12.77cm" svg:y2="12.8cm">
          <text:p/>
        </draw:line>
        <draw:frame draw:style-name="gr25" draw:text-style-name="P1" draw:layer="layout" svg:width="2.108cm" svg:height="0.544cm" svg:x="8.142cm" svg:y="9.653cm">
          <draw:image xlink:href="Pictures/10000201000007DF00000208A2029E7D.png" xlink:type="simple" xlink:show="embed" xlink:actuate="onLoad">
            <text:p/>
          </draw:image>
        </draw:frame>
        <draw:circle draw:style-name="gr1" draw:text-style-name="P1" draw:layer="layout" svg:width="0.302cm" svg:height="0.302cm" svg:x="19.849cm" svg:y="12.649cm">
          <text:p/>
        </draw:circle>
        <draw:circle draw:style-name="gr1" draw:text-style-name="P1" draw:layer="layout" svg:width="0.302cm" svg:height="0.302cm" svg:x="19.219cm" svg:y="12.649cm">
          <text:p/>
        </draw:circle>
        <draw:circle draw:style-name="gr1" draw:text-style-name="P1" draw:layer="layout" svg:width="0.302cm" svg:height="0.302cm" svg:x="18.589cm" svg:y="12.649cm">
          <text:p/>
        </draw:circle>
        <draw:circle draw:style-name="gr1" draw:text-style-name="P1" draw:layer="layout" svg:width="0.302cm" svg:height="0.302cm" svg:x="17.959cm" svg:y="12.649cm">
          <text:p/>
        </draw:circle>
        <draw:circle draw:style-name="gr1" draw:text-style-name="P1" draw:layer="layout" svg:width="0.302cm" svg:height="0.302cm" svg:x="17.339cm" svg:y="12.649cm">
          <text:p/>
        </draw:circle>
        <draw:circle draw:style-name="gr1" draw:text-style-name="P1" draw:layer="layout" svg:width="0.302cm" svg:height="0.302cm" svg:x="16.709cm" svg:y="12.649cm">
          <text:p/>
        </draw:circle>
        <draw:circle draw:style-name="gr1" draw:text-style-name="P1" draw:layer="layout" svg:width="0.302cm" svg:height="0.302cm" svg:x="16.079cm" svg:y="12.649cm">
          <text:p/>
        </draw:circle>
        <draw:circle draw:style-name="gr1" draw:text-style-name="P1" draw:layer="layout" svg:width="0.302cm" svg:height="0.302cm" svg:x="15.449cm" svg:y="12.649cm">
          <text:p/>
        </draw:circle>
        <draw:custom-shape draw:style-name="gr2" draw:text-style-name="P2" draw:layer="layout" svg:width="6.6cm" svg:height="4cm" svg:x="14.609cm" svg:y="9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502cm" svg:height="1.204cm" svg:x="19.5cm" svg:y="10cm">
          <text:p/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" draw:text-style-name="P2" draw:layer="layout" svg:width="1.76cm" svg:height="0.022cm" svg:x="14.719cm" svg:y="9.77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0.331cm" svg:height="0.022cm" svg:x="16.84cm" svg:y="9.77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4" draw:layer="layout" svg:width="0.661cm" svg:height="0.569cm" svg:x="15.27cm" svg:y="11.916cm">
          <text:p text:style-name="P3"><text:span text:style-name="T1">1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4" draw:text-style-name="P4" draw:layer="layout" svg:width="0.662cm" svg:height="0.569cm" svg:x="15.899cm" svg:y="11.916cm">
          <text:p text:style-name="P3"><text:span text:style-name="T1">2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5" draw:text-style-name="P4" draw:layer="layout" svg:width="0.661cm" svg:height="0.569cm" svg:x="16.53cm" svg:y="11.916cm">
          <text:p text:style-name="P3"><text:span text:style-name="T1">3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6" draw:text-style-name="P4" draw:layer="layout" svg:width="0.661cm" svg:height="0.569cm" svg:x="17.16cm" svg:y="11.916cm">
          <text:p text:style-name="P3"><text:span text:style-name="T1">4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7" draw:text-style-name="P4" draw:layer="layout" svg:width="0.661cm" svg:height="0.569cm" svg:x="17.78cm" svg:y="11.916cm">
          <text:p text:style-name="P3"><text:span text:style-name="T1">5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8" draw:text-style-name="P4" draw:layer="layout" svg:width="0.661cm" svg:height="0.569cm" svg:x="18.41cm" svg:y="11.916cm">
          <text:p text:style-name="P3"><text:span text:style-name="T1">6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9" draw:text-style-name="P4" draw:layer="layout" svg:width="0.662cm" svg:height="0.569cm" svg:x="19.039cm" svg:y="11.916cm">
          <text:p text:style-name="P3"><text:span text:style-name="T1">7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0" draw:text-style-name="P4" draw:layer="layout" svg:width="0.661cm" svg:height="0.569cm" svg:x="19.67cm" svg:y="11.916cm">
          <text:p text:style-name="P3"><text:span text:style-name="T1">8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1" draw:text-style-name="P4" draw:layer="layout" svg:width="2.47cm" svg:height="0.745cm" svg:x="14.622cm" svg:y="10.1cm">
          <text:p text:style-name="P3"><text:span text:style-name="T2">Binärausgang</text:span></text:p>
          <text:p text:style-name="P5"><text:span text:style-name="T3">250V~</text:span><text:span text:style-name="T3"><text:tab/></text:span><text:span text:style-name="T3">10A</text:span></text:p>
          <text:p text:style-name="P5"><text:span text:style-name="T3">30V=</text:span><text:span text:style-name="T3"><text:tab/></text:span><text:span text:style-name="T3"> <text:s/>2A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2" draw:layer="layout" svg:width="1.001cm" svg:height="0.503cm" svg:x="19.799cm" svg:y="10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2" draw:text-style-name="P4" draw:layer="layout" svg:width="1.507cm" svg:height="0.291cm" draw:transform="rotate (1.5707963267946) translate (19.513cm 11.206cm)">
          <text:p text:style-name="P3"><text:span text:style-name="T4">Phys. Adres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1.001cm" svg:height="0.503cm" svg:x="19.799cm" svg:y="10.2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1.001cm" svg:height="0.503cm" svg:x="19.799cm" svg:y="9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3" draw:text-style-name="P4" draw:layer="layout" svg:width="0.974cm" svg:height="0.551cm" svg:x="19.589cm" svg:y="9.588cm">
          <text:p text:style-name="P3"><text:span text:style-name="T5">Bereich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4" draw:text-style-name="P4" draw:layer="layout" svg:width="0.965cm" svg:height="0.432cm" svg:x="19.588cm" svg:y="10.092cm">
          <text:p text:style-name="P3"><text:span text:style-name="T5">Linie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5" draw:text-style-name="P4" draw:layer="layout" svg:width="0.965cm" svg:height="0.432cm" svg:x="19.594cm" svg:y="10.59cm">
          <text:p text:style-name="P3"><text:span text:style-name="T5">TLN</text:span></text:p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19" draw:text-style-name="P1" draw:layer="layout" svg:x1="15.6cm" svg:y1="12.7cm" svg:x2="15.6cm" svg:y2="12.899cm">
          <text:p/>
        </draw:line>
        <draw:line draw:style-name="gr19" draw:text-style-name="P1" draw:layer="layout" svg:x1="16.23cm" svg:y1="12.7cm" svg:x2="16.23cm" svg:y2="12.899cm">
          <text:p/>
        </draw:line>
        <draw:line draw:style-name="gr19" draw:text-style-name="P1" draw:layer="layout" svg:x1="16.86cm" svg:y1="12.7cm" svg:x2="16.86cm" svg:y2="12.899cm">
          <text:p/>
        </draw:line>
        <draw:line draw:style-name="gr19" draw:text-style-name="P1" draw:layer="layout" svg:x1="17.49cm" svg:y1="12.7cm" svg:x2="17.49cm" svg:y2="12.899cm">
          <text:p/>
        </draw:line>
        <draw:line draw:style-name="gr19" draw:text-style-name="P1" draw:layer="layout" svg:x1="18.11cm" svg:y1="12.7cm" svg:x2="18.11cm" svg:y2="12.899cm">
          <text:p/>
        </draw:line>
        <draw:line draw:style-name="gr19" draw:text-style-name="P1" draw:layer="layout" svg:x1="18.74cm" svg:y1="12.7cm" svg:x2="18.74cm" svg:y2="12.899cm">
          <text:p/>
        </draw:line>
        <draw:line draw:style-name="gr19" draw:text-style-name="P1" draw:layer="layout" svg:x1="19.37cm" svg:y1="12.7cm" svg:x2="19.37cm" svg:y2="12.899cm">
          <text:p/>
        </draw:line>
        <draw:line draw:style-name="gr19" draw:text-style-name="P1" draw:layer="layout" svg:x1="20cm" svg:y1="12.7cm" svg:x2="20cm" svg:y2="12.899cm">
          <text:p/>
        </draw:line>
        <draw:line draw:style-name="gr19" draw:text-style-name="P1" draw:layer="layout" svg:x1="15.5cm" svg:y1="12.8cm" svg:x2="15.7cm" svg:y2="12.8cm">
          <text:p/>
        </draw:line>
        <draw:line draw:style-name="gr19" draw:text-style-name="P1" draw:layer="layout" svg:x1="16.13cm" svg:y1="12.8cm" svg:x2="16.33cm" svg:y2="12.8cm">
          <text:p/>
        </draw:line>
        <draw:line draw:style-name="gr19" draw:text-style-name="P1" draw:layer="layout" svg:x1="16.76cm" svg:y1="12.8cm" svg:x2="16.96cm" svg:y2="12.8cm">
          <text:p/>
        </draw:line>
        <draw:line draw:style-name="gr19" draw:text-style-name="P1" draw:layer="layout" svg:x1="17.39cm" svg:y1="12.8cm" svg:x2="17.59cm" svg:y2="12.8cm">
          <text:p/>
        </draw:line>
        <draw:line draw:style-name="gr19" draw:text-style-name="P1" draw:layer="layout" svg:x1="18.01cm" svg:y1="12.8cm" svg:x2="18.21cm" svg:y2="12.8cm">
          <text:p/>
        </draw:line>
        <draw:line draw:style-name="gr19" draw:text-style-name="P1" draw:layer="layout" svg:x1="18.64cm" svg:y1="12.8cm" svg:x2="18.84cm" svg:y2="12.8cm">
          <text:p/>
        </draw:line>
        <draw:line draw:style-name="gr19" draw:text-style-name="P1" draw:layer="layout" svg:x1="19.9cm" svg:y1="12.8cm" svg:x2="20.1cm" svg:y2="12.8cm">
          <text:p/>
        </draw:line>
        <draw:line draw:style-name="gr19" draw:text-style-name="P1" draw:layer="layout" svg:x1="19.27cm" svg:y1="12.8cm" svg:x2="19.47cm" svg:y2="12.8cm">
          <text:p/>
        </draw:line>
        <draw:frame draw:style-name="gr25" draw:text-style-name="P1" draw:layer="layout" svg:width="2.108cm" svg:height="0.544cm" svg:x="14.842cm" svg:y="9.653cm">
          <draw:image xlink:href="Pictures/10000201000007DF00000208A2029E7D.png" xlink:type="simple" xlink:show="embed" xlink:actuate="onLoad">
            <text:p/>
          </draw:image>
        </draw:frame>
        <draw:frame draw:style-name="gr25" draw:text-style-name="P1" draw:layer="layout" svg:width="2.108cm" svg:height="0.544cm" svg:x="21.549cm" svg:y="9.68cm">
          <draw:image xlink:href="Pictures/10000201000007DF00000208A2029E7D.png" xlink:type="simple" xlink:show="embed" xlink:actuate="onLoad">
            <text:p/>
          </draw:image>
        </draw:frame>
        <draw:custom-shape draw:style-name="gr2" draw:text-style-name="P2" draw:layer="layout" svg:width="3cm" svg:height="4cm" svg:x="24.409cm" svg:y="9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502cm" svg:height="1.204cm" svg:x="25.953cm" svg:y="11.138cm">
          <text:p/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" draw:text-style-name="P2" draw:layer="layout" svg:width="1.76cm" svg:height="0.022cm" svg:x="24.519cm" svg:y="9.77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0.331cm" svg:height="0.022cm" svg:x="26.64cm" svg:y="9.77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4" draw:layer="layout" svg:width="2.47cm" svg:height="0.745cm" svg:x="24.422cm" svg:y="10.1cm">
          <text:p text:style-name="P3"><text:span text:style-name="T2">Fingerprint</text:span></text:p>
          <text:p text:style-name="P5"><text:span text:style-name="T3">12V=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2" draw:layer="layout" svg:width="1.001cm" svg:height="0.503cm" svg:x="26.252cm" svg:y="11.83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4" draw:layer="layout" svg:width="1.507cm" svg:height="0.291cm" draw:transform="rotate (1.5707963267946) translate (25.966cm 12.344cm)">
          <text:p text:style-name="P3"><text:span text:style-name="T4">Phys. Adres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1.001cm" svg:height="0.503cm" svg:x="26.252cm" svg:y="11.34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1.001cm" svg:height="0.503cm" svg:x="26.252cm" svg:y="10.83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4" draw:layer="layout" svg:width="0.974cm" svg:height="0.551cm" svg:x="26.042cm" svg:y="10.726cm">
          <text:p text:style-name="P3"><text:span text:style-name="T5">Bereich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9" draw:text-style-name="P4" draw:layer="layout" svg:width="0.965cm" svg:height="0.432cm" svg:x="26.041cm" svg:y="11.23cm">
          <text:p text:style-name="P3"><text:span text:style-name="T5">Linie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0" draw:text-style-name="P4" draw:layer="layout" svg:width="0.965cm" svg:height="0.432cm" svg:x="26.047cm" svg:y="11.728cm">
          <text:p text:style-name="P3"><text:span text:style-name="T5">TLN</text:span></text:p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25" draw:text-style-name="P1" draw:layer="layout" svg:width="2.108cm" svg:height="0.544cm" svg:x="24.649cm" svg:y="9.68cm">
          <draw:image xlink:href="Pictures/10000201000007DF00000208A2029E7D.png" xlink:type="simple" xlink:show="embed" xlink:actuate="onLoad">
            <text:p/>
          </draw:image>
        </draw:frame>
        <draw:circle draw:style-name="gr1" draw:text-style-name="P1" draw:layer="layout" svg:width="0.302cm" svg:height="0.302cm" svg:x="6.449cm" svg:y="16.749cm">
          <text:p/>
        </draw:circle>
        <draw:circle draw:style-name="gr1" draw:text-style-name="P1" draw:layer="layout" svg:width="0.302cm" svg:height="0.302cm" svg:x="5.819cm" svg:y="16.749cm">
          <text:p/>
        </draw:circle>
        <draw:circle draw:style-name="gr1" draw:text-style-name="P1" draw:layer="layout" svg:width="0.302cm" svg:height="0.302cm" svg:x="5.189cm" svg:y="16.749cm">
          <text:p/>
        </draw:circle>
        <draw:circle draw:style-name="gr1" draw:text-style-name="P1" draw:layer="layout" svg:width="0.302cm" svg:height="0.302cm" svg:x="4.559cm" svg:y="16.749cm">
          <text:p/>
        </draw:circle>
        <draw:circle draw:style-name="gr1" draw:text-style-name="P1" draw:layer="layout" svg:width="0.302cm" svg:height="0.302cm" svg:x="3.939cm" svg:y="16.749cm">
          <text:p/>
        </draw:circle>
        <draw:circle draw:style-name="gr1" draw:text-style-name="P1" draw:layer="layout" svg:width="0.302cm" svg:height="0.302cm" svg:x="3.309cm" svg:y="16.749cm">
          <text:p/>
        </draw:circle>
        <draw:circle draw:style-name="gr1" draw:text-style-name="P1" draw:layer="layout" svg:width="0.302cm" svg:height="0.302cm" svg:x="2.679cm" svg:y="16.749cm">
          <text:p/>
        </draw:circle>
        <draw:circle draw:style-name="gr1" draw:text-style-name="P1" draw:layer="layout" svg:width="0.302cm" svg:height="0.302cm" svg:x="2.049cm" svg:y="16.749cm">
          <text:p/>
        </draw:circle>
        <draw:custom-shape draw:style-name="gr2" draw:text-style-name="P2" draw:layer="layout" svg:width="6.6cm" svg:height="4cm" svg:x="1.209cm" svg:y="13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502cm" svg:height="1.204cm" svg:x="6.1cm" svg:y="14.1cm">
          <text:p/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" draw:text-style-name="P2" draw:layer="layout" svg:width="1.76cm" svg:height="0.022cm" svg:x="1.319cm" svg:y="13.87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0.331cm" svg:height="0.022cm" svg:x="3.44cm" svg:y="13.87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1" draw:text-style-name="P4" draw:layer="layout" svg:width="0.661cm" svg:height="0.569cm" svg:x="1.87cm" svg:y="16.016cm">
          <text:p text:style-name="P3"><text:span text:style-name="T1">1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2" draw:text-style-name="P4" draw:layer="layout" svg:width="0.662cm" svg:height="0.569cm" svg:x="2.499cm" svg:y="16.016cm">
          <text:p text:style-name="P3"><text:span text:style-name="T1">2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3" draw:text-style-name="P4" draw:layer="layout" svg:width="0.661cm" svg:height="0.569cm" svg:x="3.13cm" svg:y="16.016cm">
          <text:p text:style-name="P3"><text:span text:style-name="T1">3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4" draw:text-style-name="P4" draw:layer="layout" svg:width="0.661cm" svg:height="0.569cm" svg:x="3.76cm" svg:y="16.016cm">
          <text:p text:style-name="P3"><text:span text:style-name="T1">4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5" draw:text-style-name="P4" draw:layer="layout" svg:width="0.661cm" svg:height="0.569cm" svg:x="4.38cm" svg:y="16.016cm">
          <text:p text:style-name="P3"><text:span text:style-name="T1">5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6" draw:text-style-name="P4" draw:layer="layout" svg:width="0.661cm" svg:height="0.569cm" svg:x="5.01cm" svg:y="16.016cm">
          <text:p text:style-name="P3"><text:span text:style-name="T1">6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7" draw:text-style-name="P4" draw:layer="layout" svg:width="0.662cm" svg:height="0.569cm" svg:x="5.639cm" svg:y="16.016cm">
          <text:p text:style-name="P3"><text:span text:style-name="T1">7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8" draw:text-style-name="P4" draw:layer="layout" svg:width="0.661cm" svg:height="0.569cm" svg:x="6.27cm" svg:y="16.016cm">
          <text:p text:style-name="P3"><text:span text:style-name="T1">8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9" draw:text-style-name="P4" draw:layer="layout" svg:width="2.47cm" svg:height="0.745cm" svg:x="1.222cm" svg:y="14.2cm">
          <text:p text:style-name="P3"><text:span text:style-name="T2">Binäreingang</text:span></text:p>
          <text:p text:style-name="P5"><text:span text:style-name="T3">230V~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2" draw:layer="layout" svg:width="1.001cm" svg:height="0.503cm" svg:x="6.399cm" svg:y="14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0" draw:text-style-name="P4" draw:layer="layout" svg:width="1.507cm" svg:height="0.291cm" draw:transform="rotate (1.5707963267946) translate (6.113cm 15.306cm)">
          <text:p text:style-name="P3"><text:span text:style-name="T4">Phys. Adres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1.001cm" svg:height="0.503cm" svg:x="6.399cm" svg:y="14.3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1.001cm" svg:height="0.503cm" svg:x="6.399cm" svg:y="13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1" draw:text-style-name="P4" draw:layer="layout" svg:width="0.974cm" svg:height="0.551cm" svg:x="6.189cm" svg:y="13.688cm">
          <text:p text:style-name="P3"><text:span text:style-name="T5">Bereich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2" draw:text-style-name="P4" draw:layer="layout" svg:width="0.965cm" svg:height="0.432cm" svg:x="6.188cm" svg:y="14.192cm">
          <text:p text:style-name="P3"><text:span text:style-name="T5">Linie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3" draw:text-style-name="P4" draw:layer="layout" svg:width="0.965cm" svg:height="0.432cm" svg:x="6.194cm" svg:y="14.69cm">
          <text:p text:style-name="P3"><text:span text:style-name="T5">TLN</text:span></text:p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19" draw:text-style-name="P1" draw:layer="layout" svg:x1="2.2cm" svg:y1="16.8cm" svg:x2="2.2cm" svg:y2="16.999cm">
          <text:p/>
        </draw:line>
        <draw:line draw:style-name="gr19" draw:text-style-name="P1" draw:layer="layout" svg:x1="2.83cm" svg:y1="16.8cm" svg:x2="2.83cm" svg:y2="16.999cm">
          <text:p/>
        </draw:line>
        <draw:line draw:style-name="gr19" draw:text-style-name="P1" draw:layer="layout" svg:x1="3.46cm" svg:y1="16.8cm" svg:x2="3.46cm" svg:y2="16.999cm">
          <text:p/>
        </draw:line>
        <draw:line draw:style-name="gr19" draw:text-style-name="P1" draw:layer="layout" svg:x1="4.09cm" svg:y1="16.8cm" svg:x2="4.09cm" svg:y2="16.999cm">
          <text:p/>
        </draw:line>
        <draw:line draw:style-name="gr19" draw:text-style-name="P1" draw:layer="layout" svg:x1="4.71cm" svg:y1="16.8cm" svg:x2="4.71cm" svg:y2="16.999cm">
          <text:p/>
        </draw:line>
        <draw:line draw:style-name="gr19" draw:text-style-name="P1" draw:layer="layout" svg:x1="5.34cm" svg:y1="16.8cm" svg:x2="5.34cm" svg:y2="16.999cm">
          <text:p/>
        </draw:line>
        <draw:line draw:style-name="gr19" draw:text-style-name="P1" draw:layer="layout" svg:x1="5.97cm" svg:y1="16.8cm" svg:x2="5.97cm" svg:y2="16.999cm">
          <text:p/>
        </draw:line>
        <draw:line draw:style-name="gr19" draw:text-style-name="P1" draw:layer="layout" svg:x1="6.6cm" svg:y1="16.8cm" svg:x2="6.6cm" svg:y2="16.999cm">
          <text:p/>
        </draw:line>
        <draw:line draw:style-name="gr19" draw:text-style-name="P1" draw:layer="layout" svg:x1="2.1cm" svg:y1="16.9cm" svg:x2="2.3cm" svg:y2="16.9cm">
          <text:p/>
        </draw:line>
        <draw:line draw:style-name="gr19" draw:text-style-name="P1" draw:layer="layout" svg:x1="2.73cm" svg:y1="16.9cm" svg:x2="2.93cm" svg:y2="16.9cm">
          <text:p/>
        </draw:line>
        <draw:line draw:style-name="gr19" draw:text-style-name="P1" draw:layer="layout" svg:x1="3.36cm" svg:y1="16.9cm" svg:x2="3.56cm" svg:y2="16.9cm">
          <text:p/>
        </draw:line>
        <draw:line draw:style-name="gr19" draw:text-style-name="P1" draw:layer="layout" svg:x1="3.99cm" svg:y1="16.9cm" svg:x2="4.19cm" svg:y2="16.9cm">
          <text:p/>
        </draw:line>
        <draw:line draw:style-name="gr19" draw:text-style-name="P1" draw:layer="layout" svg:x1="4.61cm" svg:y1="16.9cm" svg:x2="4.81cm" svg:y2="16.9cm">
          <text:p/>
        </draw:line>
        <draw:line draw:style-name="gr19" draw:text-style-name="P1" draw:layer="layout" svg:x1="5.24cm" svg:y1="16.9cm" svg:x2="5.44cm" svg:y2="16.9cm">
          <text:p/>
        </draw:line>
        <draw:line draw:style-name="gr19" draw:text-style-name="P1" draw:layer="layout" svg:x1="6.5cm" svg:y1="16.9cm" svg:x2="6.7cm" svg:y2="16.9cm">
          <text:p/>
        </draw:line>
        <draw:line draw:style-name="gr19" draw:text-style-name="P1" draw:layer="layout" svg:x1="5.87cm" svg:y1="16.9cm" svg:x2="6.07cm" svg:y2="16.9cm">
          <text:p/>
        </draw:line>
        <draw:frame draw:style-name="gr25" draw:text-style-name="P1" draw:layer="layout" svg:width="2.108cm" svg:height="0.544cm" svg:x="1.442cm" svg:y="13.753cm">
          <draw:image xlink:href="Pictures/10000201000007DF00000208A2029E7D.png" xlink:type="simple" xlink:show="embed" xlink:actuate="onLoad">
            <text:p/>
          </draw:image>
        </draw:frame>
        <draw:circle draw:style-name="gr1" draw:text-style-name="P1" draw:layer="layout" svg:width="0.302cm" svg:height="0.302cm" svg:x="13.149cm" svg:y="16.749cm">
          <text:p/>
        </draw:circle>
        <draw:circle draw:style-name="gr1" draw:text-style-name="P1" draw:layer="layout" svg:width="0.302cm" svg:height="0.302cm" svg:x="12.519cm" svg:y="16.749cm">
          <text:p/>
        </draw:circle>
        <draw:circle draw:style-name="gr1" draw:text-style-name="P1" draw:layer="layout" svg:width="0.302cm" svg:height="0.302cm" svg:x="11.889cm" svg:y="16.749cm">
          <text:p/>
        </draw:circle>
        <draw:circle draw:style-name="gr1" draw:text-style-name="P1" draw:layer="layout" svg:width="0.302cm" svg:height="0.302cm" svg:x="11.259cm" svg:y="16.749cm">
          <text:p/>
        </draw:circle>
        <draw:circle draw:style-name="gr1" draw:text-style-name="P1" draw:layer="layout" svg:width="0.302cm" svg:height="0.302cm" svg:x="10.639cm" svg:y="16.749cm">
          <text:p/>
        </draw:circle>
        <draw:circle draw:style-name="gr1" draw:text-style-name="P1" draw:layer="layout" svg:width="0.302cm" svg:height="0.302cm" svg:x="10.009cm" svg:y="16.749cm">
          <text:p/>
        </draw:circle>
        <draw:circle draw:style-name="gr1" draw:text-style-name="P1" draw:layer="layout" svg:width="0.302cm" svg:height="0.302cm" svg:x="9.379cm" svg:y="16.749cm">
          <text:p/>
        </draw:circle>
        <draw:circle draw:style-name="gr1" draw:text-style-name="P1" draw:layer="layout" svg:width="0.302cm" svg:height="0.302cm" svg:x="8.749cm" svg:y="16.749cm">
          <text:p/>
        </draw:circle>
        <draw:custom-shape draw:style-name="gr2" draw:text-style-name="P2" draw:layer="layout" svg:width="6.6cm" svg:height="4cm" svg:x="7.909cm" svg:y="13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502cm" svg:height="1.204cm" svg:x="12.8cm" svg:y="14.1cm">
          <text:p/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" draw:text-style-name="P2" draw:layer="layout" svg:width="1.76cm" svg:height="0.022cm" svg:x="8.019cm" svg:y="13.87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0.331cm" svg:height="0.022cm" svg:x="10.14cm" svg:y="13.87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4" draw:text-style-name="P4" draw:layer="layout" svg:width="0.661cm" svg:height="0.569cm" svg:x="8.57cm" svg:y="16.016cm">
          <text:p text:style-name="P3"><text:span text:style-name="T1">1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5" draw:text-style-name="P4" draw:layer="layout" svg:width="0.662cm" svg:height="0.569cm" svg:x="9.199cm" svg:y="16.016cm">
          <text:p text:style-name="P3"><text:span text:style-name="T1">2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6" draw:text-style-name="P4" draw:layer="layout" svg:width="0.661cm" svg:height="0.569cm" svg:x="9.83cm" svg:y="16.016cm">
          <text:p text:style-name="P3"><text:span text:style-name="T1">3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7" draw:text-style-name="P4" draw:layer="layout" svg:width="0.661cm" svg:height="0.569cm" svg:x="10.46cm" svg:y="16.016cm">
          <text:p text:style-name="P3"><text:span text:style-name="T1">4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8" draw:text-style-name="P4" draw:layer="layout" svg:width="0.661cm" svg:height="0.569cm" svg:x="11.08cm" svg:y="16.016cm">
          <text:p text:style-name="P3"><text:span text:style-name="T1">5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9" draw:text-style-name="P4" draw:layer="layout" svg:width="0.661cm" svg:height="0.569cm" svg:x="11.71cm" svg:y="16.016cm">
          <text:p text:style-name="P3"><text:span text:style-name="T1">6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0" draw:text-style-name="P4" draw:layer="layout" svg:width="0.662cm" svg:height="0.569cm" svg:x="12.339cm" svg:y="16.016cm">
          <text:p text:style-name="P3"><text:span text:style-name="T1">7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1" draw:text-style-name="P4" draw:layer="layout" svg:width="0.661cm" svg:height="0.569cm" svg:x="12.97cm" svg:y="16.016cm">
          <text:p text:style-name="P3"><text:span text:style-name="T1">8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2" draw:text-style-name="P4" draw:layer="layout" svg:width="2.47cm" svg:height="0.745cm" svg:x="7.922cm" svg:y="14.2cm">
          <text:p text:style-name="P3"><text:span text:style-name="T2">Binäreingang</text:span></text:p>
          <text:p text:style-name="P5"><text:span text:style-name="T3">230V~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2" draw:layer="layout" svg:width="1.001cm" svg:height="0.503cm" svg:x="13.099cm" svg:y="14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3" draw:text-style-name="P4" draw:layer="layout" svg:width="1.507cm" svg:height="0.291cm" draw:transform="rotate (1.5707963267946) translate (12.813cm 15.306cm)">
          <text:p text:style-name="P3"><text:span text:style-name="T4">Phys. Adres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1.001cm" svg:height="0.503cm" svg:x="13.099cm" svg:y="14.3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1.001cm" svg:height="0.503cm" svg:x="13.099cm" svg:y="13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4" draw:text-style-name="P4" draw:layer="layout" svg:width="0.974cm" svg:height="0.551cm" svg:x="12.889cm" svg:y="13.688cm">
          <text:p text:style-name="P3"><text:span text:style-name="T5">Bereich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5" draw:text-style-name="P4" draw:layer="layout" svg:width="0.965cm" svg:height="0.432cm" svg:x="12.888cm" svg:y="14.192cm">
          <text:p text:style-name="P3"><text:span text:style-name="T5">Linie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6" draw:text-style-name="P4" draw:layer="layout" svg:width="0.965cm" svg:height="0.432cm" svg:x="12.894cm" svg:y="14.69cm">
          <text:p text:style-name="P3"><text:span text:style-name="T5">TLN</text:span></text:p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19" draw:text-style-name="P1" draw:layer="layout" svg:x1="8.9cm" svg:y1="16.8cm" svg:x2="8.9cm" svg:y2="16.999cm">
          <text:p/>
        </draw:line>
        <draw:line draw:style-name="gr19" draw:text-style-name="P1" draw:layer="layout" svg:x1="9.53cm" svg:y1="16.8cm" svg:x2="9.53cm" svg:y2="16.999cm">
          <text:p/>
        </draw:line>
        <draw:line draw:style-name="gr19" draw:text-style-name="P1" draw:layer="layout" svg:x1="10.16cm" svg:y1="16.8cm" svg:x2="10.16cm" svg:y2="16.999cm">
          <text:p/>
        </draw:line>
        <draw:line draw:style-name="gr19" draw:text-style-name="P1" draw:layer="layout" svg:x1="10.79cm" svg:y1="16.8cm" svg:x2="10.79cm" svg:y2="16.999cm">
          <text:p/>
        </draw:line>
        <draw:line draw:style-name="gr19" draw:text-style-name="P1" draw:layer="layout" svg:x1="11.41cm" svg:y1="16.8cm" svg:x2="11.41cm" svg:y2="16.999cm">
          <text:p/>
        </draw:line>
        <draw:line draw:style-name="gr19" draw:text-style-name="P1" draw:layer="layout" svg:x1="12.04cm" svg:y1="16.8cm" svg:x2="12.04cm" svg:y2="16.999cm">
          <text:p/>
        </draw:line>
        <draw:line draw:style-name="gr19" draw:text-style-name="P1" draw:layer="layout" svg:x1="12.67cm" svg:y1="16.8cm" svg:x2="12.67cm" svg:y2="16.999cm">
          <text:p/>
        </draw:line>
        <draw:line draw:style-name="gr19" draw:text-style-name="P1" draw:layer="layout" svg:x1="13.3cm" svg:y1="16.8cm" svg:x2="13.3cm" svg:y2="16.999cm">
          <text:p/>
        </draw:line>
        <draw:line draw:style-name="gr19" draw:text-style-name="P1" draw:layer="layout" svg:x1="8.8cm" svg:y1="16.9cm" svg:x2="9cm" svg:y2="16.9cm">
          <text:p/>
        </draw:line>
        <draw:line draw:style-name="gr19" draw:text-style-name="P1" draw:layer="layout" svg:x1="9.43cm" svg:y1="16.9cm" svg:x2="9.63cm" svg:y2="16.9cm">
          <text:p/>
        </draw:line>
        <draw:line draw:style-name="gr19" draw:text-style-name="P1" draw:layer="layout" svg:x1="10.06cm" svg:y1="16.9cm" svg:x2="10.26cm" svg:y2="16.9cm">
          <text:p/>
        </draw:line>
        <draw:line draw:style-name="gr19" draw:text-style-name="P1" draw:layer="layout" svg:x1="10.69cm" svg:y1="16.9cm" svg:x2="10.89cm" svg:y2="16.9cm">
          <text:p/>
        </draw:line>
        <draw:line draw:style-name="gr19" draw:text-style-name="P1" draw:layer="layout" svg:x1="11.31cm" svg:y1="16.9cm" svg:x2="11.51cm" svg:y2="16.9cm">
          <text:p/>
        </draw:line>
        <draw:line draw:style-name="gr19" draw:text-style-name="P1" draw:layer="layout" svg:x1="11.94cm" svg:y1="16.9cm" svg:x2="12.14cm" svg:y2="16.9cm">
          <text:p/>
        </draw:line>
        <draw:line draw:style-name="gr19" draw:text-style-name="P1" draw:layer="layout" svg:x1="13.2cm" svg:y1="16.9cm" svg:x2="13.4cm" svg:y2="16.9cm">
          <text:p/>
        </draw:line>
        <draw:line draw:style-name="gr19" draw:text-style-name="P1" draw:layer="layout" svg:x1="12.57cm" svg:y1="16.9cm" svg:x2="12.77cm" svg:y2="16.9cm">
          <text:p/>
        </draw:line>
        <draw:frame draw:style-name="gr25" draw:text-style-name="P1" draw:layer="layout" svg:width="2.108cm" svg:height="0.544cm" svg:x="8.142cm" svg:y="13.753cm">
          <draw:image xlink:href="Pictures/10000201000007DF00000208A2029E7D.png" xlink:type="simple" xlink:show="embed" xlink:actuate="onLoad">
            <text:p/>
          </draw:image>
        </draw:frame>
        <draw:custom-shape draw:style-name="gr2" draw:text-style-name="P2" draw:layer="layout" svg:width="6.6cm" svg:height="4cm" svg:x="14.609cm" svg:y="13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502cm" svg:height="1.204cm" svg:x="19.5cm" svg:y="14.1cm">
          <text:p/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" draw:text-style-name="P2" draw:layer="layout" svg:width="1.76cm" svg:height="0.022cm" svg:x="14.719cm" svg:y="13.87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0.331cm" svg:height="0.022cm" svg:x="16.84cm" svg:y="13.87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7" draw:text-style-name="P4" draw:layer="layout" svg:width="2.47cm" svg:height="0.745cm" svg:x="14.622cm" svg:y="14.2cm">
          <text:p text:style-name="P3"><text:span text:style-name="T2">Dimmer</text:span></text:p>
          <text:p text:style-name="P5"><text:span text:style-name="T3">230V~</text:span></text:p>
          <text:p text:style-name="P5"><text:span text:style-name="T3">300W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2" draw:layer="layout" svg:width="1.001cm" svg:height="0.503cm" svg:x="19.799cm" svg:y="14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4" draw:layer="layout" svg:width="1.507cm" svg:height="0.291cm" draw:transform="rotate (1.5707963267946) translate (19.513cm 15.306cm)">
          <text:p text:style-name="P3"><text:span text:style-name="T4">Phys. Adres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1.001cm" svg:height="0.503cm" svg:x="19.799cm" svg:y="14.3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1.001cm" svg:height="0.503cm" svg:x="19.799cm" svg:y="13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9" draw:text-style-name="P4" draw:layer="layout" svg:width="0.974cm" svg:height="0.551cm" svg:x="19.589cm" svg:y="13.688cm">
          <text:p text:style-name="P3"><text:span text:style-name="T5">Bereich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0" draw:text-style-name="P4" draw:layer="layout" svg:width="0.965cm" svg:height="0.432cm" svg:x="19.588cm" svg:y="14.192cm">
          <text:p text:style-name="P3"><text:span text:style-name="T5">Linie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1" draw:text-style-name="P4" draw:layer="layout" svg:width="0.965cm" svg:height="0.432cm" svg:x="19.594cm" svg:y="14.69cm">
          <text:p text:style-name="P3"><text:span text:style-name="T5">TLN</text:span></text:p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25" draw:text-style-name="P1" draw:layer="layout" svg:width="2.108cm" svg:height="0.544cm" svg:x="14.842cm" svg:y="13.753cm">
          <draw:image xlink:href="Pictures/10000201000007DF00000208A2029E7D.png" xlink:type="simple" xlink:show="embed" xlink:actuate="onLoad">
            <text:p/>
          </draw:image>
        </draw:frame>
        <draw:custom-shape draw:style-name="gr2" draw:text-style-name="P2" draw:layer="layout" svg:width="6.6cm" svg:height="4cm" svg:x="21.309cm" svg:y="13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502cm" svg:height="1.204cm" svg:x="26.2cm" svg:y="14.1cm">
          <text:p/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" draw:text-style-name="P2" draw:layer="layout" svg:width="1.76cm" svg:height="0.022cm" svg:x="21.419cm" svg:y="13.87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0.331cm" svg:height="0.022cm" svg:x="23.54cm" svg:y="13.87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2" draw:text-style-name="P4" draw:layer="layout" svg:width="2.47cm" svg:height="0.745cm" svg:x="21.322cm" svg:y="14.2cm">
          <text:p text:style-name="P3"><text:span text:style-name="T2">Dimmer</text:span></text:p>
          <text:p text:style-name="P5"><text:span text:style-name="T3">230V~</text:span></text:p>
          <text:p text:style-name="P5"><text:span text:style-name="T3">300W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2" draw:layer="layout" svg:width="1.001cm" svg:height="0.503cm" svg:x="26.499cm" svg:y="14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4" draw:layer="layout" svg:width="1.507cm" svg:height="0.291cm" draw:transform="rotate (1.5707963267946) translate (26.213cm 15.306cm)">
          <text:p text:style-name="P3"><text:span text:style-name="T4">Phys. Adres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1.001cm" svg:height="0.503cm" svg:x="26.499cm" svg:y="14.3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1.001cm" svg:height="0.503cm" svg:x="26.499cm" svg:y="13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4" draw:layer="layout" svg:width="0.974cm" svg:height="0.551cm" svg:x="26.289cm" svg:y="13.688cm">
          <text:p text:style-name="P3"><text:span text:style-name="T5">Bereich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5" draw:text-style-name="P4" draw:layer="layout" svg:width="0.965cm" svg:height="0.432cm" svg:x="26.288cm" svg:y="14.192cm">
          <text:p text:style-name="P3"><text:span text:style-name="T5">Linie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6" draw:text-style-name="P4" draw:layer="layout" svg:width="0.965cm" svg:height="0.432cm" svg:x="26.294cm" svg:y="14.69cm">
          <text:p text:style-name="P3"><text:span text:style-name="T5">TLN</text:span></text:p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25" draw:text-style-name="P1" draw:layer="layout" svg:width="2.108cm" svg:height="0.544cm" svg:x="21.542cm" svg:y="13.753cm">
          <draw:image xlink:href="Pictures/10000201000007DF00000208A2029E7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de" style:country-asian="DE" style:font-family-complex="Tahoma" style:font-family-generic-complex="system" style:font-pitch-complex="variable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creation-date>2008-02-15T09:03:47</meta:creation-date>
    <dc:date>2009-08-17T16:05:07</dc:date>
    <meta:print-date>2009-08-17T15:53:53</meta:print-date>
    <meta:editing-cycles>15</meta:editing-cycles>
    <meta:editing-duration>PT2H33M38S</meta:editing-duration>
    <meta:user-defined meta:name="Info 1"/>
    <meta:user-defined meta:name="Info 2"/>
    <meta:user-defined meta:name="Info 3"/>
    <meta:user-defined meta:name="Info 4"/>
    <meta:document-statistic meta:object-count="637"/>
  </office:meta>
</office:document-meta>
</file>